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201.91pt"/>
    </style:style>
    <style:style style:name="co5" style:family="table-column">
      <style:table-column-properties fo:break-before="auto" style:column-width="130.59pt"/>
    </style:style>
    <style:style style:name="co6" style:family="table-column">
      <style:table-column-properties fo:break-before="auto" style:column-width="163.3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57.94pt"/>
    </style:style>
    <style:style style:name="co11" style:family="table-column">
      <style:table-column-properties fo:break-before="auto" style:column-width="167.5pt"/>
    </style:style>
    <style:style style:name="co12" style:family="table-column">
      <style:table-column-properties fo:break-before="auto" style:column-width="159.76pt"/>
    </style:style>
    <style:style style:name="co13" style:family="table-column">
      <style:table-column-properties fo:break-before="auto" style:column-width="155.14pt"/>
    </style:style>
    <style:style style:name="co14" style:family="table-column">
      <style:table-column-properties fo:break-before="auto" style:column-width="155.25pt"/>
    </style:style>
    <style:style style:name="co15" style:family="table-column">
      <style:table-column-properties fo:break-before="auto" style:column-width="104.91pt"/>
    </style:style>
    <style:style style:name="co16" style:family="table-column">
      <style:table-column-properties fo:break-before="auto" style:column-width="106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6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74pt 0.74pt 0.06pt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74pt 0.74pt 0.06pt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1.56pt double #000000" style:border-line-width-bottom="0.74pt 0.74pt 0.06pt" fo:border-left="none" fo:border-right="none" fo:border-top="none"/>
    </style:style>
    <style:style style:name="ce8" style:family="table-cell" style:parent-style-name="Default">
      <style:table-cell-properties fo:background-color="transparent"/>
      <style:text-properties style:font-name="Liberation Sans"/>
    </style:style>
    <style:style style:name="ce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background-color="transparent" fo:border="none"/>
      <style:text-properties style:use-window-font-color="true"/>
    </style:style>
    <style:style style:name="ce11" style:family="table-cell" style:parent-style-name="r1">
      <style:map style:condition="is-true-formula(ISODD(ROW()))" style:apply-style-name="r2" style:base-cell-address="Nodes.B3"/>
    </style:style>
    <style:style style:name="ce1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9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65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68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73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05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06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07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08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09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6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B129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B130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B131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B132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B133"/>
    </style:style>
    <style:style style:name="ce55" style:family="table-cell" style:parent-style-name="Default">
      <style:table-cell-properties fo:background-color="transparent"/>
      <style:map style:condition="is-true-formula(ISODD(ROW()))" style:apply-style-name="r2" style:base-cell-address="Nodes.B134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B135"/>
    </style:style>
    <style:style style:name="ce57" style:family="table-cell" style:parent-style-name="Default">
      <style:table-cell-properties fo:background-color="transparent"/>
      <style:map style:condition="is-true-formula(ISODD(ROW()))" style:apply-style-name="r2" style:base-cell-address="Nodes.B136"/>
    </style:style>
    <style:style style:name="ce5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9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60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C66"/>
      <style:map style:condition="is-true-formula(ISEVEN(ROW()))" style:apply-style-name="r1" style:base-cell-address="Nodes.C66"/>
    </style:style>
    <style:style style:name="ce61" style:family="table-cell" style:parent-style-name="Default">
      <style:table-cell-properties fo:background-color="transparent"/>
      <style:map style:condition="is-true-formula(ISODD(ROW()))" style:apply-style-name="r2" style:base-cell-address="Nodes.C73"/>
    </style:style>
    <style:style style:name="ce62" style:family="table-cell" style:parent-style-name="Default">
      <style:table-cell-properties fo:background-color="transparent"/>
      <style:map style:condition="is-true-formula(ISODD(ROW()))" style:apply-style-name="r2" style:base-cell-address="Nodes.C131"/>
    </style:style>
    <style:style style:name="ce63" style:family="table-cell" style:parent-style-name="Default">
      <style:table-cell-properties fo:background-color="transparent"/>
      <style:map style:condition="is-true-formula(ISODD(ROW()))" style:apply-style-name="r2" style:base-cell-address="Nodes.C132"/>
    </style:style>
    <style:style style:name="ce6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33"/>
    </style:style>
    <style:style style:name="ce65" style:family="table-cell" style:parent-style-name="Default">
      <style:table-cell-properties fo:background-color="transparent"/>
      <style:map style:condition="is-true-formula(ISODD(ROW()))" style:apply-style-name="r2" style:base-cell-address="Nodes.C134"/>
    </style:style>
    <style:style style:name="ce66" style:family="table-cell" style:parent-style-name="Default">
      <style:table-cell-properties fo:background-color="transparent"/>
      <style:map style:condition="is-true-formula(ISODD(ROW()))" style:apply-style-name="r2" style:base-cell-address="Nodes.C135"/>
    </style:style>
    <style:style style:name="ce67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69" style:family="table-cell" style:parent-style-name="r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style:font-name="Liberation Sans" fo:font-weight="bold" style:font-weight-asian="bold" style:font-weight-complex="bold"/>
      <style:map style:condition="is-true-formula(ISODD(ROW()))" style:apply-style-name="r2" style:base-cell-address="Nodes.D65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68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73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4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5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6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7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8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9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30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1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2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3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4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5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106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107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108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109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1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11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112" style:family="table-cell" style:parent-style-name="Default">
      <style:text-properties style:use-window-font-color="true" style:text-outline="false" style:text-line-through-style="none" style:text-line-through-type="none" style:font-name="Source Code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/>
      <style:text-properties fo:font-size="10pt" style:font-size-asian="10pt" style:font-size-complex="10pt"/>
      <style:map style:condition="is-true-formula(ISODD(ROW()))" style:apply-style-name="r2" style:base-cell-address="Nodes.B3"/>
    </style:style>
    <style:style style:name="ce11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Nodes.E67"/>
    </style:style>
    <style:style style:name="ce116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68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E69"/>
    </style:style>
    <style:style style:name="ce11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E69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E73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E118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E119"/>
    </style:style>
    <style:style style:name="ce122" style:family="table-cell" style:parent-style-name="Default">
      <style:table-cell-properties fo:background-color="transparent"/>
      <style:map style:condition="is-true-formula(ISODD(ROW()))" style:apply-style-name="r2" style:base-cell-address="Nodes.E120"/>
    </style:style>
    <style:style style:name="ce123" style:family="table-cell" style:parent-style-name="Default">
      <style:table-cell-properties fo:background-color="transparent"/>
      <style:map style:condition="is-true-formula(ISODD(ROW()))" style:apply-style-name="r2" style:base-cell-address="Nodes.E122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Nodes.E127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Nodes.E129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Nodes.E130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Nodes.E133"/>
    </style:style>
    <style:style style:name="ce130" style:family="table-cell" style:parent-style-name="Default">
      <style:table-cell-properties fo:background-color="transparent"/>
      <style:map style:condition="is-true-formula(ISODD(ROW()))" style:apply-style-name="r2" style:base-cell-address="Nodes.E134"/>
    </style:style>
    <style:style style:name="ce131" style:family="table-cell" style:parent-style-name="Default">
      <style:table-cell-properties fo:background-color="transparent"/>
      <style:map style:condition="is-true-formula(ISODD(ROW()))" style:apply-style-name="r2" style:base-cell-address="Nodes.E135"/>
    </style:style>
    <style:style style:name="ce13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3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34" style:family="table-cell" style:parent-style-name="Default">
      <style:table-cell-properties fo:background-color="transparent"/>
      <style:text-properties style:font-name="Liberation Sans" fo:language="en" fo:country="US" style:font-name-asian="Droid Sans Fallback" style:language-asian="en" style:country-asian="US" style:font-name-complex="FreeSans" style:language-complex="en" style:country-complex="US"/>
      <style:map style:condition="is-true-formula(ISODD(ROW()))" style:apply-style-name="r2" style:base-cell-address="Nodes.B3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Nodes.F67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map style:condition="is-true-formula(ISODD(ROW()))" style:apply-style-name="r2" style:base-cell-address="Nodes.B3"/>
    </style:style>
    <style:style style:name="ce13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Nodes.F73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Nodes.F114"/>
    </style:style>
    <style:style style:name="ce140" style:family="table-cell" style:parent-style-name="Default">
      <style:table-cell-properties fo:background-color="transparent"/>
      <style:map style:condition="is-true-formula(ISODD(ROW()))" style:apply-style-name="r2" style:base-cell-address="Nodes.F120"/>
    </style:style>
    <style:style style:name="ce141" style:family="table-cell" style:parent-style-name="Default">
      <style:table-cell-properties fo:background-color="transparent"/>
      <style:map style:condition="is-true-formula(ISODD(ROW()))" style:apply-style-name="r2" style:base-cell-address="Nodes.F123"/>
    </style:style>
    <style:style style:name="ce142" style:family="table-cell" style:parent-style-name="Default">
      <style:table-cell-properties fo:background-color="transparent"/>
      <style:map style:condition="is-true-formula(ISODD(ROW()))" style:apply-style-name="r2" style:base-cell-address="Nodes.C133"/>
    </style:style>
    <style:style style:name="ce143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3"/>
    </style:style>
    <style:style style:name="ce144" style:family="table-cell" style:parent-style-name="Default">
      <style:table-cell-properties fo:background-color="transparent"/>
      <style:map style:condition="is-true-formula(ISODD(ROW()))" style:apply-style-name="r2" style:base-cell-address="Nodes.D73"/>
    </style:style>
    <style:style style:name="ce145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46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47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48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49" style:family="table-cell" style:parent-style-name="Default">
      <style:table-cell-properties fo:background-color="transparent"/>
      <style:map style:condition="is-true-formula(ISODD(ROW()))" style:apply-style-name="r2" style:base-cell-address="Nodes.G118"/>
    </style:style>
    <style:style style:name="ce150" style:family="table-cell" style:parent-style-name="Default">
      <style:table-cell-properties fo:background-color="transparent"/>
      <style:map style:condition="is-true-formula(ISODD(ROW()))" style:apply-style-name="r2" style:base-cell-address="Nodes.G119"/>
    </style:style>
    <style:style style:name="ce151" style:family="table-cell" style:parent-style-name="Default">
      <style:table-cell-properties fo:background-color="transparent"/>
      <style:map style:condition="is-true-formula(ISODD(ROW()))" style:apply-style-name="r2" style:base-cell-address="Nodes.G120"/>
    </style:style>
    <style:style style:name="ce152" style:family="table-cell" style:parent-style-name="Default">
      <style:table-cell-properties fo:background-color="transparent"/>
      <style:map style:condition="is-true-formula(ISODD(ROW()))" style:apply-style-name="r2" style:base-cell-address="Nodes.G121"/>
    </style:style>
    <style:style style:name="ce153" style:family="table-cell" style:parent-style-name="Default">
      <style:table-cell-properties fo:background-color="transparent"/>
      <style:map style:condition="is-true-formula(ISODD(ROW()))" style:apply-style-name="r2" style:base-cell-address="Nodes.G122"/>
    </style:style>
    <style:style style:name="ce154" style:family="table-cell" style:parent-style-name="Default">
      <style:table-cell-properties fo:border="none"/>
    </style:style>
    <style:style style:name="ce155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5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8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59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0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61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6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5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7" style:family="table-cell" style:parent-style-name="Default">
      <style:table-cell-properties fo:background-color="transparent"/>
      <style:map style:condition="is-true-formula(ISODD(ROW()))" style:apply-style-name="r2" style:base-cell-address="DTStructs.B56"/>
    </style:style>
    <style:style style:name="ce168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69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70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71" style:family="table-cell" style:parent-style-name="Default">
      <style:table-cell-properties fo:background-color="transparent"/>
      <style:map style:condition="is-true-formula(ISODD(ROW()))" style:apply-style-name="r2" style:base-cell-address="DTStructs.B62"/>
    </style:style>
    <style:style style:name="ce172" style:family="table-cell" style:parent-style-name="Default">
      <style:table-cell-properties fo:background-color="transparent"/>
      <style:map style:condition="is-true-formula(ISODD(ROW()))" style:apply-style-name="r2" style:base-cell-address="DTStructs.B63"/>
    </style:style>
    <style:style style:name="ce173" style:family="table-cell" style:parent-style-name="Default">
      <style:table-cell-properties fo:background-color="transparent"/>
      <style:map style:condition="is-true-formula(ISODD(ROW()))" style:apply-style-name="r2" style:base-cell-address="DTStructs.B64"/>
    </style:style>
    <style:style style:name="ce174" style:family="table-cell" style:parent-style-name="Default">
      <style:table-cell-properties fo:background-color="transparent"/>
      <style:map style:condition="is-true-formula(ISODD(ROW()))" style:apply-style-name="r2" style:base-cell-address="DTStructs.B65"/>
    </style:style>
    <style:style style:name="ce175" style:family="table-cell" style:parent-style-name="Default">
      <style:table-cell-properties fo:background-color="transparent"/>
      <style:map style:condition="is-true-formula(ISODD(ROW()))" style:apply-style-name="r2" style:base-cell-address="DTStructs.B66"/>
    </style:style>
    <style:style style:name="ce176" style:family="table-cell" style:parent-style-name="Default">
      <style:table-cell-properties fo:background-color="transparent"/>
      <style:map style:condition="is-true-formula(ISODD(ROW()))" style:apply-style-name="r2" style:base-cell-address="DTStructs.B68"/>
    </style:style>
    <style:style style:name="ce177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8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3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C61"/>
      <style:map style:condition="is-true-formula(ISEVEN(ROW()))" style:apply-style-name="r1" style:base-cell-address="DTStructs.C61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8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88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9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9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9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9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9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35"/>
      <style:map style:condition="is-true-formula(ISEVEN(ROW()))" style:apply-style-name="r1" style:base-cell-address="DTStructs.E35"/>
    </style:style>
    <style:style style:name="ce194" style:family="table-cell" style:parent-style-name="Default">
      <style:table-cell-properties fo:background-color="transparent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9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9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3"/>
      <style:map style:condition="is-true-formula(ISEVEN(ROW()))" style:apply-style-name="r1" style:base-cell-address="DTStructs.E63"/>
    </style:style>
    <style:style style:name="ce19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4"/>
      <style:map style:condition="is-true-formula(ISEVEN(ROW()))" style:apply-style-name="r1" style:base-cell-address="DTStructs.E64"/>
    </style:style>
    <style:style style:name="ce20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6"/>
      <style:map style:condition="is-true-formula(ISEVEN(ROW()))" style:apply-style-name="r1" style:base-cell-address="DTStructs.E66"/>
    </style:style>
    <style:style style:name="ce20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7"/>
      <style:map style:condition="is-true-formula(ISEVEN(ROW()))" style:apply-style-name="r1" style:base-cell-address="DTStructs.E67"/>
    </style:style>
    <style:style style:name="ce20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C61"/>
      <style:map style:condition="is-true-formula(ISEVEN(ROW()))" style:apply-style-name="r1" style:base-cell-address="DTStructs.C61"/>
    </style:style>
    <style:style style:name="ce20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20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20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20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F35"/>
      <style:map style:condition="is-true-formula(ISEVEN(ROW()))" style:apply-style-name="r1" style:base-cell-address="DTStructs.F35"/>
    </style:style>
    <style:style style:name="ce20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209" style:family="table-cell" style:parent-style-name="Default">
      <style:table-cell-properties fo:background-color="transparent"/>
      <style:map style:condition="is-true-formula(ISODD(ROW()))" style:apply-style-name="r2" style:base-cell-address="DTStructs.F59"/>
      <style:map style:condition="is-true-formula(ISEVEN(ROW()))" style:apply-style-name="r1" style:base-cell-address="DTStructs.F59"/>
    </style:style>
    <style:style style:name="ce21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211" style:family="table-cell" style:parent-style-name="Default">
      <style:table-cell-properties fo:background-color="transparent"/>
      <style:map style:condition="is-true-formula(ISODD(ROW()))" style:apply-style-name="r2" style:base-cell-address="DTStructs.F63"/>
      <style:map style:condition="is-true-formula(ISEVEN(ROW()))" style:apply-style-name="r1" style:base-cell-address="DTStructs.F63"/>
    </style:style>
    <style:style style:name="ce212" style:family="table-cell" style:parent-style-name="Default">
      <style:table-cell-properties fo:background-color="transparent"/>
      <style:map style:condition="is-true-formula(ISODD(ROW()))" style:apply-style-name="r2" style:base-cell-address="DTStructs.E64"/>
      <style:map style:condition="is-true-formula(ISEVEN(ROW()))" style:apply-style-name="r1" style:base-cell-address="DTStructs.E64"/>
    </style:style>
    <style:style style:name="ce213" style:family="table-cell" style:parent-style-name="Default">
      <style:table-cell-properties fo:background-color="transparent"/>
      <style:map style:condition="is-true-formula(ISODD(ROW()))" style:apply-style-name="r2" style:base-cell-address="DTStructs.F66"/>
      <style:map style:condition="is-true-formula(ISEVEN(ROW()))" style:apply-style-name="r1" style:base-cell-address="DTStructs.F66"/>
    </style:style>
    <style:style style:name="ce214" style:family="table-cell" style:parent-style-name="Default">
      <style:table-cell-properties fo:background-color="transparent"/>
      <style:map style:condition="is-true-formula(ISODD(ROW()))" style:apply-style-name="r2" style:base-cell-address="DTStructs.E67"/>
      <style:map style:condition="is-true-formula(ISEVEN(ROW()))" style:apply-style-name="r1" style:base-cell-address="DTStructs.E67"/>
    </style:style>
    <style:style style:name="ce215" style:family="table-cell" style:parent-style-name="Default">
      <style:table-cell-properties fo:background-color="transparent"/>
      <style:map style:condition="is-true-formula(ISODD(ROW()))" style:apply-style-name="r2" style:base-cell-address="DTStructs.F68"/>
      <style:map style:condition="is-true-formula(ISEVEN(ROW()))" style:apply-style-name="r1" style:base-cell-address="DTStructs.F68"/>
    </style:style>
    <style:style style:name="ce21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8"/>
      <style:map style:condition="is-true-formula(ISEVEN(ROW()))" style:apply-style-name="r1" style:base-cell-address="DTStructs.G58"/>
    </style:style>
    <style:style style:name="ce217" style:family="table-cell" style:parent-style-name="Default">
      <style:table-cell-properties fo:background-color="transparent"/>
      <style:map style:condition="is-true-formula(ISODD(ROW()))" style:apply-style-name="r2" style:base-cell-address="DTStructs.G62"/>
      <style:map style:condition="is-true-formula(ISEVEN(ROW()))" style:apply-style-name="r1" style:base-cell-address="DTStructs.G62"/>
    </style:style>
    <style:style style:name="ce218" style:family="table-cell" style:parent-style-name="Default">
      <style:table-cell-properties fo:background-color="transparent"/>
      <style:map style:condition="is-true-formula(ISODD(ROW()))" style:apply-style-name="r2" style:base-cell-address="DTStructs.G63"/>
      <style:map style:condition="is-true-formula(ISEVEN(ROW()))" style:apply-style-name="r1" style:base-cell-address="DTStructs.G63"/>
    </style:style>
    <style:style style:name="ce21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7"/>
      <style:map style:condition="is-true-formula(ISEVEN(ROW()))" style:apply-style-name="r1" style:base-cell-address="DTStructs.G67"/>
    </style:style>
    <style:style style:name="ce220" style:family="table-cell" style:parent-style-name="Default">
      <style:table-cell-properties fo:background-color="transparent"/>
      <style:map style:condition="is-true-formula(ISODD(ROW()))" style:apply-style-name="r2" style:base-cell-address="DTStructs.G68"/>
      <style:map style:condition="is-true-formula(ISEVEN(ROW()))" style:apply-style-name="r1" style:base-cell-address="DTStructs.G68"/>
    </style:style>
    <style:style style:name="ce221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  <style:style style:name="ce222" style:family="table-cell" style:parent-style-name="Default">
      <style:table-cell-properties fo:background-color="transparent"/>
      <style:map style:condition="is-true-formula(ISODD(ROW()))" style:apply-style-name="r2" style:base-cell-address="DTStructs.H61"/>
      <style:map style:condition="is-true-formula(ISEVEN(ROW()))" style:apply-style-name="r1" style:base-cell-address="DTStructs.H61"/>
    </style:style>
    <style:style style:name="ce223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224" style:family="table-cell" style:parent-style-name="Default">
      <style:table-cell-properties fo:background-color="transparent"/>
      <style:map style:condition="is-true-formula(ISODD(ROW()))" style:apply-style-name="r2" style:base-cell-address="DTStructs.C61"/>
      <style:map style:condition="is-true-formula(ISEVEN(ROW()))" style:apply-style-name="r1" style:base-cell-address="DTStructs.C61"/>
    </style:style>
    <style:style style:name="ce225" style:family="table-cell" style:parent-style-name="Default">
      <style:table-cell-properties fo:background-color="transparent"/>
      <style:map style:condition="is-true-formula(ISODD(ROW()))" style:apply-style-name="r2" style:base-cell-address="DTStructs.I61"/>
      <style:map style:condition="is-true-formula(ISEVEN(ROW()))" style:apply-style-name="r1" style:base-cell-address="DTStructs.I61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10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57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67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55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10" table:number-columns-repeated="2"/>
          <table:table-cell table:style-name="ce68"/>
          <table:table-cell table:style-name="ce10" table:number-columns-repeated="9"/>
          <table:table-cell table:style-name="Default" table:number-columns-repeated="49"/>
          <table:table-cell table:style-name="ce10" table:number-columns-repeated="96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2" office:value-type="string" calcext:value-type="string">
            <text:p>registerCommand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moveCommand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gisterEvent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3" office:value-type="string" calcext:value-type="string">
            <text:p>_core</text:p>
          </table:table-cell>
          <table:table-cell table:style-name="ce12" office:value-type="string" calcext:value-type="string">
            <text:p>removeEvent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gisterHook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moveHook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s[]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2" office:value-type="string" calcext:value-type="string">
            <text:p>error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ode, [id] , description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warn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ode, [id] , description, level</text:p>
          </table:table-cell>
          <table:table-cell table:style-name="ce12"/>
          <table:table-cell table:style-name="ce12" office:value-type="string" calcext:value-type="string">
            <text:p>Level=[note ,debug, warning, critical]</text:p>
          </table:table-cell>
          <table:table-cell table:style-name="ce12" table:number-columns-repeated="6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gister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 ,defValue ,public ,readonly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move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 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set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, valu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get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name, value</text:p>
          </table:table-cell>
          <table:table-cell table:style-name="ce14"/>
          <table:table-cell table:style-name="ce12" table:number-columns-repeated="6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update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 ,defValue ,public ,readonly</text:p>
          </table:table-cell>
          <table:table-cell table:style-name="ce12"/>
          <table:table-cell table:style-name="ce14"/>
          <table:table-cell table:style-name="ce12" table:number-columns-repeated="6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resetSetting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name, value</text:p>
          </table:table-cell>
          <table:table-cell table:style-name="ce14"/>
          <table:table-cell table:style-name="ce12" table:number-columns-repeated="6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getListOfServices</text:p>
          </table:table-cell>
          <table:table-cell table:style-name="ce70" office:value-type="string" calcext:value-type="string">
            <text:p>Command</text:p>
          </table:table-cell>
          <table:table-cell table:style-name="ce105"/>
          <table:table-cell table:style-name="ce132" office:value-type="string" calcext:value-type="string">
            <text:p>extensions [{name, version, state, istate},...]</text:p>
          </table:table-cell>
          <table:table-cell table:style-name="ce12" table:number-columns-repeated="7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getServiceInfo</text:p>
          </table:table-cell>
          <table:table-cell table:style-name="ce70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33" office:value-type="string" calcext:value-type="string">
            <text:p>DSInstallInfo</text:p>
          </table:table-cell>
          <table:table-cell table:style-name="ce12" table:number-columns-repeated="7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install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uninstall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enable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2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disable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kick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pingServic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success, time(ms)</text:p>
          </table:table-cell>
          <table:table-cell table:style-name="ce12" table:number-columns-repeated="7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ttingUpdate</text:p>
          </table:table-cell>
          <table:table-cell table:style-name="ce71" office:value-type="string" calcext:value-type="string">
            <text:p>Event</text:p>
          </table:table-cell>
          <table:table-cell table:style-name="ce12" office:value-type="string" calcext:value-type="string">
            <text:p>name, newValu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Connect</text:p>
          </table:table-cell>
          <table:table-cell table:style-name="ce71" office:value-type="string" calcext:value-type="string">
            <text:p>Event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Disconnect</text:p>
          </table:table-cell>
          <table:table-cell table:style-name="ce71" office:value-type="string" calcext:value-type="string">
            <text:p>Event</text:p>
          </table:table-cell>
          <table:table-cell table:style-name="ce106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Enable</text:p>
          </table:table-cell>
          <table:table-cell table:style-name="ce71" office:value-type="string" calcext:value-type="string">
            <text:p>Event</text:p>
          </table:table-cell>
          <table:table-cell table:style-name="ce107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Disable</text:p>
          </table:table-cell>
          <table:table-cell table:style-name="ce71" office:value-type="string" calcext:value-type="string">
            <text:p>Event</text:p>
          </table:table-cell>
          <table:table-cell table:style-name="ce108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Install</text:p>
          </table:table-cell>
          <table:table-cell table:style-name="ce71" office:value-type="string" calcext:value-type="string">
            <text:p>Event</text:p>
          </table:table-cell>
          <table:table-cell table:style-name="ce109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4"/>
          <table:table-cell table:style-name="ce12" office:value-type="string" calcext:value-type="string">
            <text:p>_core</text:p>
          </table:table-cell>
          <table:table-cell table:style-name="ce12" office:value-type="string" calcext:value-type="string">
            <text:p>onServiceUninstall</text:p>
          </table:table-cell>
          <table:table-cell table:style-name="ce71" office:value-type="string" calcext:value-type="string">
            <text:p>Event</text:p>
          </table:table-cell>
          <table:table-cell table:style-name="ce110" office:value-type="string" calcext:value-type="string">
            <text:p>name</text:p>
          </table:table-cell>
          <table:table-cell table:style-name="ce12" table:number-columns-repeated="8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3"/>
          <table:table-cell table:style-name="ce12" table:number-columns-repeated="2"/>
          <table:table-cell table:style-name="ce71"/>
          <table:table-cell table:style-name="ce12" table:number-columns-repeated="9"/>
          <table:table-cell table:style-name="Default" table:number-columns-repeated="49"/>
          <table:table-cell table:style-name="ce3" table:number-columns-repeated="961"/>
          <table:table-cell table:style-name="ce156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4" office:value-type="string" calcext:value-type="string">
            <text:p>database</text:p>
          </table:table-cell>
          <table:table-cell table:style-name="ce14" office:value-type="string" calcext:value-type="string">
            <text:p>query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DBQuery</text:p>
          </table:table-cell>
          <table:table-cell table:style-name="ce14" office:value-type="string" calcext:value-type="string">
            <text:p>DSDBTable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database</text:p>
          </table:table-cell>
          <table:table-cell table:style-name="ce14" office:value-type="string" calcext:value-type="string">
            <text:p>execute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DBQuery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database</text:p>
          </table:table-cell>
          <table:table-cell table:style-name="ce14" office:value-type="string" calcext:value-type="string">
            <text:p>singleFieldQuery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DBQuery</text:p>
          </table:table-cell>
          <table:table-cell table:style-name="ce14" office:value-type="string" calcext:value-type="string">
            <text:p>DSString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database</text:p>
          </table:table-cell>
          <table:table-cell table:style-name="ce14" office:value-type="string" calcext:value-type="string">
            <text:p>newUser</text:p>
          </table:table-cell>
          <table:table-cell table:style-name="ce71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String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database</text:p>
          </table:table-cell>
          <table:table-cell table:style-name="ce14" office:value-type="string" calcext:value-type="string">
            <text:p>userLogin</text:p>
          </table:table-cell>
          <table:table-cell table:style-name="ce71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String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table:number-columns-repeated="2"/>
          <table:table-cell table:style-name="ce71"/>
          <table:table-cell table:style-name="ce14"/>
          <table:table-cell table:style-name="ce58"/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ogin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LoginInfo</text:p>
          </table:table-cell>
          <table:table-cell table:style-name="ce58" office:value-type="string" calcext:value-type="string">
            <text:p>DSLoginResul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ogout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checkPermission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ChkPermission</text:p>
          </table:table-cell>
          <table:table-cell table:style-name="ce14" office:value-type="string" calcext:value-type="string">
            <text:p>DSBoolea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5" office:value-type="string" calcext:value-type="string">
            <text:p>userman</text:p>
          </table:table-cell>
          <table:table-cell table:style-name="ce15" office:value-type="string" calcext:value-type="string">
            <text:p>checkPermissionByName</text:p>
          </table:table-cell>
          <table:table-cell table:style-name="ce72" office:value-type="string" calcext:value-type="string">
            <text:p>Command</text:p>
          </table:table-cell>
          <table:table-cell table:style-name="ce111" office:value-type="string" calcext:value-type="string">
            <text:p>DSChkPermissionByName</text:p>
          </table:table-cell>
          <table:table-cell table:style-name="ce15" office:value-type="string" calcext:value-type="string">
            <text:p>DSBoolean</text:p>
          </table:table-cell>
          <table:table-cell table:style-name="ce15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addUser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AddUser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moveUser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modifyUser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ModifyUser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getUserInfo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58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gisterPermission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RegPermission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pdatePermission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UpdatePermi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movePermission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gisterUsergroup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RegUsrGrp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pdateUsergroup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UpdateUsrGrp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moveUsergroup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table:number-columns-repeated="8"/>
          <table:table-cell table:style-name="Default" table:number-columns-repeated="4"/>
          <table:table-cell table:style-name="ce154"/>
          <table:table-cell table:style-name="Default" table:number-columns-repeated="44"/>
          <table:table-cell table:number-columns-repeated="962"/>
        </table:table-row>
        <table:table-row table:style-name="ro3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istUsers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(OVERLOAD With “DSUserIDs” for listing userInfo on specific IDs) or no params to list entire users</text:p>
          </table:table-cell>
          <table:table-cell table:style-name="ce14" office:value-type="string" calcext:value-type="string">
            <text:p>DSUser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istUsersByGroup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58" office:value-type="string" calcext:value-type="string">
            <text:p>DSUser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istPermissions</text:p>
          </table:table-cell>
          <table:table-cell table:style-name="ce70" office:value-type="string" calcext:value-type="string">
            <text:p>Command</text:p>
          </table:table-cell>
          <table:table-cell table:style-name="ce14"/>
          <table:table-cell table:style-name="ce14" office:value-type="string" calcext:value-type="string">
            <text:p>DSPermissions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istUsergroups</text:p>
          </table:table-cell>
          <table:table-cell table:style-name="ce70" office:value-type="string" calcext:value-type="string">
            <text:p>Command</text:p>
          </table:table-cell>
          <table:table-cell table:style-name="ce14"/>
          <table:table-cell table:style-name="ce14" office:value-type="string" calcext:value-type="string">
            <text:p>DSUserGroups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moveUserUsergroup</text:p>
          </table:table-cell>
          <table:table-cell table:style-name="ce70" office:value-type="string" calcext:value-type="string">
            <text:p>Command</text:p>
          </table:table-cell>
          <table:table-cell table:style-name="ce58" office:value-type="string" calcext:value-type="string">
            <text:p>DSUserUsergroup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58" office:value-type="string" calcext:value-type="string">
            <text:p>addUserUsergroup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UserUsergroup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removeUserPermission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UserPermi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addUserPermission</text:p>
          </table:table-cell>
          <table:table-cell table:style-name="ce70" office:value-type="string" calcext:value-type="string">
            <text:p>Command</text:p>
          </table:table-cell>
          <table:table-cell table:style-name="ce14" office:value-type="string" calcext:value-type="string">
            <text:p>DSUserPermi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16" office:value-type="string" calcext:value-type="string">
            <text:p>userman</text:p>
          </table:table-cell>
          <table:table-cell table:style-name="ce59" office:value-type="string" calcext:value-type="string">
            <text:p>addContact</text:p>
          </table:table-cell>
          <table:table-cell table:style-name="ce73" office:value-type="string" calcext:value-type="string">
            <text:p>Command</text:p>
          </table:table-cell>
          <table:table-cell table:style-name="ce112" office:value-type="string" calcext:value-type="string">
            <text:p>DSAddContact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17" office:value-type="string" calcext:value-type="string">
            <text:p>userman</text:p>
          </table:table-cell>
          <table:table-cell table:style-name="ce59" office:value-type="string" calcext:value-type="string">
            <text:p>removeContact</text:p>
          </table:table-cell>
          <table:table-cell table:style-name="ce74" office:value-type="string" calcext:value-type="string">
            <text:p>Command</text:p>
          </table:table-cell>
          <table:table-cell table:style-name="ce112" office:value-type="string" calcext:value-type="string">
            <text:p>DSRemoveContact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18" office:value-type="string" calcext:value-type="string">
            <text:p>userman</text:p>
          </table:table-cell>
          <table:table-cell table:style-name="ce59" office:value-type="string" calcext:value-type="string">
            <text:p>modifyContact</text:p>
          </table:table-cell>
          <table:table-cell table:style-name="ce75" office:value-type="string" calcext:value-type="string">
            <text:p>Command</text:p>
          </table:table-cell>
          <table:table-cell table:style-name="ce113" office:value-type="string" calcext:value-type="string">
            <text:p>DSAddContact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4">
          <table:table-cell table:style-name="ce8"/>
          <table:table-cell table:style-name="ce19" office:value-type="string" calcext:value-type="string">
            <text:p>userman</text:p>
          </table:table-cell>
          <table:table-cell table:style-name="ce60" office:value-type="string" calcext:value-type="string">
            <text:p>listContacts</text:p>
          </table:table-cell>
          <table:table-cell table:style-name="ce76" office:value-type="string" calcext:value-type="string">
            <text:p>Command</text:p>
          </table:table-cell>
          <table:table-cell table:style-name="ce114" office:value-type="string" calcext:value-type="string">
            <text:p>DSInteger</text:p>
          </table:table-cell>
          <table:table-cell table:style-name="ce134" office:value-type="string" calcext:value-type="string">
            <text:p>DSUserContactList</text:p>
          </table:table-cell>
          <table:table-cell table:style-name="ce143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0" office:value-type="string" calcext:value-type="string">
            <text:p>userman</text:p>
          </table:table-cell>
          <table:table-cell table:style-name="ce14" office:value-type="string" calcext:value-type="string">
            <text:p>listUserPermissions</text:p>
          </table:table-cell>
          <table:table-cell table:style-name="ce70" office:value-type="string" calcext:value-type="string">
            <text:p>Command</text:p>
          </table:table-cell>
          <table:table-cell table:style-name="ce115" office:value-type="string" calcext:value-type="string">
            <text:p>DSInteger</text:p>
          </table:table-cell>
          <table:table-cell table:style-name="ce135" office:value-type="string" calcext:value-type="string">
            <text:p>DSUserPermission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4">
          <table:table-cell/>
          <table:table-cell table:style-name="ce21" office:value-type="string" calcext:value-type="string">
            <text:p>userman</text:p>
          </table:table-cell>
          <table:table-cell table:style-name="ce21" office:value-type="string" calcext:value-type="string">
            <text:p>removeUsergroupPermission</text:p>
          </table:table-cell>
          <table:table-cell table:style-name="ce77" office:value-type="string" calcext:value-type="string">
            <text:p>Command</text:p>
          </table:table-cell>
          <table:table-cell table:style-name="ce116" office:value-type="string" calcext:value-type="string">
            <text:p>DSUsergroupPermission</text:p>
          </table:table-cell>
          <table:table-cell table:style-name="ce21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2" office:value-type="string" calcext:value-type="string">
            <text:p>userman</text:p>
          </table:table-cell>
          <table:table-cell table:style-name="ce21" office:value-type="string" calcext:value-type="string">
            <text:p>addUsergroupPermission</text:p>
          </table:table-cell>
          <table:table-cell table:style-name="ce77" office:value-type="string" calcext:value-type="string">
            <text:p>Command</text:p>
          </table:table-cell>
          <table:table-cell table:style-name="ce117" office:value-type="string" calcext:value-type="string">
            <text:p>DSUsergroupPermission</text:p>
          </table:table-cell>
          <table:table-cell table:style-name="ce22"/>
          <table:table-cell table:style-name="ce21" table:number-columns-repeated="7"/>
          <table:table-cell table:style-name="Default" table:number-columns-repeated="49"/>
          <table:table-cell table:number-columns-repeated="962"/>
        </table:table-row>
        <table:table-row table:style-name="ro3">
          <table:table-cell office:value-type="string" calcext:value-type="string">
            <text:p>New(16-sep-6)</text:p>
          </table:table-cell>
          <table:table-cell table:style-name="ce22" office:value-type="string" calcext:value-type="string">
            <text:p>userman</text:p>
          </table:table-cell>
          <table:table-cell table:style-name="ce21" office:value-type="string" calcext:value-type="string">
            <text:p>setUserAvatar</text:p>
          </table:table-cell>
          <table:table-cell table:style-name="ce77" office:value-type="string" calcext:value-type="string">
            <text:p>Command</text:p>
          </table:table-cell>
          <table:table-cell table:style-name="ce117" office:value-type="string" calcext:value-type="string">
            <text:p>“data”:[int (“sessionID” or “userID”) , string(“image”:”(Base64 encoded string)”)] </text:p>
          </table:table-cell>
          <table:table-cell table:style-name="ce136" office:value-type="string" calcext:value-type="string">
            <text:p>---------</text:p>
          </table:table-cell>
          <table:table-cell table:style-name="ce21" table:number-columns-repeated="7"/>
          <table:table-cell table:style-name="Default" table:number-columns-repeated="49"/>
          <table:table-cell table:number-columns-repeated="962"/>
        </table:table-row>
        <table:table-row table:style-name="ro4">
          <table:table-cell table:style-name="ce9" office:value-type="string" calcext:value-type="string">
            <text:p>New(16-sep-6)</text:p>
          </table:table-cell>
          <table:table-cell table:style-name="ce22" office:value-type="string" calcext:value-type="string">
            <text:p>userman</text:p>
          </table:table-cell>
          <table:table-cell table:style-name="ce21" office:value-type="string" calcext:value-type="string">
            <text:p>getUserAvatar</text:p>
          </table:table-cell>
          <table:table-cell table:style-name="ce77" office:value-type="string" calcext:value-type="string">
            <text:p>Command</text:p>
          </table:table-cell>
          <table:table-cell table:style-name="ce117" office:value-type="string" calcext:value-type="string">
            <text:p>if using sessionID(“sessionID”:$int SID) | if using <text:s/>userID(“userID”:$int UID)</text:p>
          </table:table-cell>
          <table:table-cell table:style-name="ce137" office:value-type="string" calcext:value-type="string">
            <text:p>DSUserAvatar</text:p>
          </table:table-cell>
          <table:table-cell table:style-name="ce21" table:number-columns-repeated="7"/>
          <table:table-cell table:style-name="Default" table:number-columns-repeated="49"/>
          <table:table-cell table:number-columns-repeated="962"/>
        </table:table-row>
        <table:table-row table:style-name="ro4">
          <table:table-cell table:style-name="ce9" office:value-type="string" calcext:value-type="string">
            <text:p>New(16-sep-6)</text:p>
          </table:table-cell>
          <table:table-cell table:style-name="ce22" office:value-type="string" calcext:value-type="string">
            <text:p>userman</text:p>
          </table:table-cell>
          <table:table-cell table:style-name="ce21" office:value-type="string" calcext:value-type="string">
            <text:p>listGroups</text:p>
          </table:table-cell>
          <table:table-cell table:style-name="ce77" office:value-type="string" calcext:value-type="string">
            <text:p>Command</text:p>
          </table:table-cell>
          <table:table-cell table:style-name="ce118" office:value-type="string" calcext:value-type="string">
            <text:p>DSInteger</text:p>
          </table:table-cell>
          <table:table-cell table:style-name="ce137" office:value-type="string" calcext:value-type="string">
            <text:p>DSUserGroupsList</text:p>
          </table:table-cell>
          <table:table-cell table:style-name="ce21" table:number-columns-repeated="7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23" office:value-type="string" calcext:value-type="string">
            <text:p>userman</text:p>
          </table:table-cell>
          <table:table-cell table:style-name="ce61" office:value-type="string" calcext:value-type="string">
            <text:p>listUsergroupPermissions</text:p>
          </table:table-cell>
          <table:table-cell table:style-name="ce78" office:value-type="string" calcext:value-type="string">
            <text:p>Command</text:p>
          </table:table-cell>
          <table:table-cell table:style-name="ce119" office:value-type="string" calcext:value-type="string">
            <text:p>DSInteger</text:p>
          </table:table-cell>
          <table:table-cell table:style-name="ce138" office:value-type="string" calcext:value-type="string">
            <text:p>DSUsergroupPermissionList</text:p>
          </table:table-cell>
          <table:table-cell table:style-name="ce14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ogin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logout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Add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Remov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Modifi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Info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groupAdd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UpdateUsrGrp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groupRemov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UpdateUsrGrp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groupModifi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UpdateUsrGrp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permissionAdd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pdatePermi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permissionRemov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pdatePermi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permissionModifi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pdatePermi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UsergroupRemov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UserUsergroup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58" office:value-type="string" calcext:value-type="string">
            <text:p>userUsergroupAdd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Usergroup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PermissionRemov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58" office:value-type="string" calcext:value-type="string">
            <text:p>DSUserPermi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userPermissionAdded</text:p>
          </table:table-cell>
          <table:table-cell table:style-name="ce79" office:value-type="string" calcext:value-type="string">
            <text:p>Event</text:p>
          </table:table-cell>
          <table:table-cell table:style-name="ce14"/>
          <table:table-cell table:style-name="ce14" office:value-type="string" calcext:value-type="string">
            <text:p>DSUserPermi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4" table:number-columns-repeated="2"/>
          <table:table-cell table:style-name="ce80"/>
          <table:table-cell table:style-name="ce14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4" table:number-columns-repeated="2"/>
          <table:table-cell table:style-name="ce80"/>
          <table:table-cell table:style-name="ce14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4" office:value-type="string" calcext:value-type="string">
            <text:p>bms</text:p>
          </table:table-cell>
          <table:table-cell table:style-name="ce14" office:value-type="string" calcext:value-type="string">
            <text:p>newGateway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GatewayInfo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4" office:value-type="string" calcext:value-type="string">
            <text:p>editGateway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GatewayInfo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4" office:value-type="string" calcext:value-type="string">
            <text:p>removeGateway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String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4" office:value-type="string" calcext:value-type="string">
            <text:p>moveGateway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MoveGateway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4" office:value-type="string" calcext:value-type="string">
            <text:p>listGateways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Integer(all if dropped)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4" office:value-type="string" calcext:value-type="string">
            <text:p>newDevic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DeviceInfo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4" office:value-type="string" calcext:value-type="string">
            <text:p>editDevic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DeviceInfo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4" office:value-type="string" calcext:value-type="string">
            <text:p>removeDevic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String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4" office:value-type="string" calcext:value-type="string">
            <text:p>moveDevic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MoveGateway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4" office:value-type="string" calcext:value-type="string">
            <text:p>listDevices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Integer(all if dropped)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bms</text:p>
          </table:table-cell>
          <table:table-cell table:style-name="ce14" office:value-type="string" calcext:value-type="string">
            <text:p>newZon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ZoneInfo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bms</text:p>
          </table:table-cell>
          <table:table-cell table:style-name="ce14" office:value-type="string" calcext:value-type="string">
            <text:p>removeZon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String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bms</text:p>
          </table:table-cell>
          <table:table-cell table:style-name="ce14" office:value-type="string" calcext:value-type="string">
            <text:p>listZones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Integer(all if dropped)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bms</text:p>
          </table:table-cell>
          <table:table-cell table:style-name="ce14" office:value-type="string" calcext:value-type="string">
            <text:p>moveDeviceToZon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MoveGateway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bms</text:p>
          </table:table-cell>
          <table:table-cell table:style-name="ce14" office:value-type="string" calcext:value-type="string">
            <text:p>moveGatewayToZone</text:p>
          </table:table-cell>
          <table:table-cell table:style-name="ce81" office:value-type="string" calcext:value-type="string">
            <text:p>Command</text:p>
          </table:table-cell>
          <table:table-cell table:style-name="ce14" office:value-type="string" calcext:value-type="string">
            <text:p>DSMoveGateway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4" table:number-columns-repeated="2"/>
          <table:table-cell table:style-name="ce81"/>
          <table:table-cell table:style-name="ce14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chat</text:p>
          </table:table-cell>
          <table:table-cell table:style-name="ce14" office:value-type="string" calcext:value-type="string">
            <text:p>newMessage</text:p>
          </table:table-cell>
          <table:table-cell table:style-name="ce82" office:value-type="string" calcext:value-type="string">
            <text:p>Command</text:p>
          </table:table-cell>
          <table:table-cell table:style-name="ce14" office:value-type="string" calcext:value-type="string">
            <text:p>DSNewMessage</text:p>
          </table:table-cell>
          <table:table-cell table:style-name="ce139" office:value-type="string" calcext:value-type="string">
            <text:p>DSInteger</text:p>
          </table:table-cell>
          <table:table-cell table:style-name="ce145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chat</text:p>
          </table:table-cell>
          <table:table-cell table:style-name="ce14" office:value-type="string" calcext:value-type="string">
            <text:p>removeMessage</text:p>
          </table:table-cell>
          <table:table-cell table:style-name="ce83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/>
          <table:table-cell table:style-name="ce146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4" office:value-type="string" calcext:value-type="string">
            <text:p>checkNewMessages</text:p>
          </table:table-cell>
          <table:table-cell table:style-name="ce84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office:value-type="string" calcext:value-type="string">
            <text:p>DSCheckMessages</text:p>
          </table:table-cell>
          <table:table-cell table:style-name="ce147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4" office:value-type="string" calcext:value-type="string">
            <text:p>getMessages</text:p>
          </table:table-cell>
          <table:table-cell table:style-name="ce85" office:value-type="string" calcext:value-type="string">
            <text:p>Command</text:p>
          </table:table-cell>
          <table:table-cell table:style-name="ce14" office:value-type="string" calcext:value-type="string">
            <text:p>DSGetMessages</text:p>
          </table:table-cell>
          <table:table-cell table:style-name="ce14" office:value-type="string" calcext:value-type="string">
            <text:p>DSMessageList</text:p>
          </table:table-cell>
          <table:table-cell table:style-name="ce148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4" office:value-type="string" calcext:value-type="string">
            <text:p>messagesSeen</text:p>
          </table:table-cell>
          <table:table-cell table:style-name="ce86" office:value-type="string" calcext:value-type="string">
            <text:p>Command</text:p>
          </table:table-cell>
          <table:table-cell table:style-name="ce120" office:value-type="string" calcext:value-type="string">
            <text:p>DSSeen</text:p>
          </table:table-cell>
          <table:table-cell table:style-name="ce14"/>
          <table:table-cell table:style-name="ce149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4" office:value-type="string" calcext:value-type="string">
            <text:p>messagesNotified</text:p>
          </table:table-cell>
          <table:table-cell table:style-name="ce87" office:value-type="string" calcext:value-type="string">
            <text:p>Command</text:p>
          </table:table-cell>
          <table:table-cell table:style-name="ce121" office:value-type="string" calcext:value-type="string">
            <text:p>DSSeen</text:p>
          </table:table-cell>
          <table:table-cell table:style-name="ce14"/>
          <table:table-cell table:style-name="ce150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4" office:value-type="string" calcext:value-type="string">
            <text:p>getUserData</text:p>
          </table:table-cell>
          <table:table-cell table:style-name="ce88" office:value-type="string" calcext:value-type="string">
            <text:p>Command</text:p>
          </table:table-cell>
          <table:table-cell table:style-name="ce122" office:value-type="string" calcext:value-type="string">
            <text:p>DSInteger</text:p>
          </table:table-cell>
          <table:table-cell table:style-name="ce140" office:value-type="string" calcext:value-type="string">
            <text:p>DSChatUserData</text:p>
          </table:table-cell>
          <table:table-cell table:style-name="ce151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4" office:value-type="string" calcext:value-type="string">
            <text:p>changeUserState</text:p>
          </table:table-cell>
          <table:table-cell table:style-name="ce89" office:value-type="string" calcext:value-type="string">
            <text:p>Command</text:p>
          </table:table-cell>
          <table:table-cell table:style-name="ce14" office:value-type="string" calcext:value-type="string">
            <text:p>DSChangeUserState</text:p>
          </table:table-cell>
          <table:table-cell table:style-name="ce14"/>
          <table:table-cell table:style-name="ce152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14" office:value-type="string" calcext:value-type="string">
            <text:p>changeReachState</text:p>
          </table:table-cell>
          <table:table-cell table:style-name="ce90" office:value-type="string" calcext:value-type="string">
            <text:p>Command</text:p>
          </table:table-cell>
          <table:table-cell table:style-name="ce123" office:value-type="string" calcext:value-type="string">
            <text:p>DSChangeUserReachState</text:p>
          </table:table-cell>
          <table:table-cell table:style-name="ce14"/>
          <table:table-cell table:style-name="ce153"/>
          <table:table-cell table:style-name="ce14" table:number-columns-repeated="6"/>
          <table:table-cell table:style-name="Default" table:number-columns-repeated="49"/>
          <table:table-cell table:number-columns-repeated="962"/>
        </table:table-row>
        <table:table-row table:style-name="ro5">
          <table:table-cell/>
          <table:table-cell table:style-name="ce44" office:value-type="string" calcext:value-type="string">
            <text:p>chat</text:p>
          </table:table-cell>
          <table:table-cell table:style-name="ce14" office:value-type="string" calcext:value-type="string">
            <text:p>newSession</text:p>
          </table:table-cell>
          <table:table-cell table:style-name="ce91" office:value-type="string" calcext:value-type="string">
            <text:p>Command</text:p>
          </table:table-cell>
          <table:table-cell table:style-name="ce14" office:value-type="string" calcext:value-type="string">
            <text:p>DSListUserID</text:p>
          </table:table-cell>
          <table:table-cell table:style-name="ce141" office:value-type="string" calcext:value-type="string">
            <text:p>DSInteger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14" office:value-type="string" calcext:value-type="string">
            <text:p>addUserToSession</text:p>
          </table:table-cell>
          <table:table-cell table:style-name="ce92" office:value-type="string" calcext:value-type="string">
            <text:p>Command</text:p>
          </table:table-cell>
          <table:table-cell table:style-name="ce14" office:value-type="string" calcext:value-type="string">
            <text:p>DSAddUserSe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14" office:value-type="string" calcext:value-type="string">
            <text:p>removeUserFromSession</text:p>
          </table:table-cell>
          <table:table-cell table:style-name="ce93" office:value-type="string" calcext:value-type="string">
            <text:p>Command</text:p>
          </table:table-cell>
          <table:table-cell table:style-name="ce124" office:value-type="string" calcext:value-type="string">
            <text:p>DSAddUserSe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7" office:value-type="string" calcext:value-type="string">
            <text:p>chat</text:p>
          </table:table-cell>
          <table:table-cell table:style-name="ce14" office:value-type="string" calcext:value-type="string">
            <text:p>changeLeader</text:p>
          </table:table-cell>
          <table:table-cell table:style-name="ce94" office:value-type="string" calcext:value-type="string">
            <text:p>Command</text:p>
          </table:table-cell>
          <table:table-cell table:style-name="ce125" office:value-type="string" calcext:value-type="string">
            <text:p>DSAddUserSession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8" office:value-type="string" calcext:value-type="string">
            <text:p>chat</text:p>
          </table:table-cell>
          <table:table-cell table:style-name="ce14" office:value-type="string" calcext:value-type="string">
            <text:p>listSessions</text:p>
          </table:table-cell>
          <table:table-cell table:style-name="ce95" office:value-type="string" calcext:value-type="string">
            <text:p>Command</text:p>
          </table:table-cell>
          <table:table-cell table:style-name="ce126" office:value-type="string" calcext:value-type="string">
            <text:p>DSInteger</text:p>
          </table:table-cell>
          <table:table-cell table:style-name="ce14" office:value-type="string" calcext:value-type="string">
            <text:p>DSSession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9" office:value-type="string" calcext:value-type="string">
            <text:p>chat</text:p>
          </table:table-cell>
          <table:table-cell table:style-name="ce14" office:value-type="string" calcext:value-type="string">
            <text:p>getSession</text:p>
          </table:table-cell>
          <table:table-cell table:style-name="ce96" office:value-type="string" calcext:value-type="string">
            <text:p>Command</text:p>
          </table:table-cell>
          <table:table-cell table:style-name="ce14" office:value-type="string" calcext:value-type="string">
            <text:p>DSInteger</text:p>
          </table:table-cell>
          <table:table-cell table:style-name="ce14" office:value-type="string" calcext:value-type="string">
            <text:p>DSSessio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50" office:value-type="string" calcext:value-type="string">
            <text:p>chat</text:p>
          </table:table-cell>
          <table:table-cell table:style-name="ce50" office:value-type="string" calcext:value-type="string">
            <text:p>SessionUserList</text:p>
          </table:table-cell>
          <table:table-cell table:style-name="ce97" office:value-type="string" calcext:value-type="string">
            <text:p>Command</text:p>
          </table:table-cell>
          <table:table-cell table:style-name="ce127" office:value-type="string" calcext:value-type="string">
            <text:p>DSInteger</text:p>
          </table:table-cell>
          <table:table-cell table:style-name="ce14" office:value-type="string" calcext:value-type="string">
            <text:p>DSUserList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51" office:value-type="string" calcext:value-type="string">
            <text:p>chat</text:p>
          </table:table-cell>
          <table:table-cell table:style-name="ce50" office:value-type="string" calcext:value-type="string">
            <text:p>removeSession</text:p>
          </table:table-cell>
          <table:table-cell table:style-name="ce98" office:value-type="string" calcext:value-type="string">
            <text:p>Command</text:p>
          </table:table-cell>
          <table:table-cell table:style-name="ce128" office:value-type="string" calcext:value-type="string">
            <text:p>DSInteger</text:p>
          </table:table-cell>
          <table:table-cell table:style-name="ce14" table:number-columns-repeated="8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52" office:value-type="string" calcext:value-type="string">
            <text:p>chat</text:p>
          </table:table-cell>
          <table:table-cell table:style-name="ce62" office:value-type="string" calcext:value-type="string">
            <text:p>newMessageReceived</text:p>
          </table:table-cell>
          <table:table-cell table:style-name="ce99" office:value-type="string" calcext:value-type="string">
            <text:p>Event</text:p>
          </table:table-cell>
          <table:table-cell table:style-name="ce62" office:value-type="string" calcext:value-type="string">
            <text:p>DSNewMessage</text:p>
          </table:table-cell>
          <table:table-cell table:style-name="ce6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3" office:value-type="string" calcext:value-type="string">
            <text:p>chat</text:p>
          </table:table-cell>
          <table:table-cell table:style-name="ce63" office:value-type="string" calcext:value-type="string">
            <text:p>sessionUserAdded</text:p>
          </table:table-cell>
          <table:table-cell table:style-name="ce100" office:value-type="string" calcext:value-type="string">
            <text:p>Event</text:p>
          </table:table-cell>
          <table:table-cell table:style-name="ce63" office:value-type="string" calcext:value-type="string">
            <text:p>DSAddUserSession</text:p>
          </table:table-cell>
          <table:table-cell table:style-name="ce6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4" office:value-type="string" calcext:value-type="string">
            <text:p>chat</text:p>
          </table:table-cell>
          <table:table-cell table:style-name="ce64" office:value-type="string" calcext:value-type="string">
            <text:p>sessionUserRemoved</text:p>
          </table:table-cell>
          <table:table-cell table:style-name="ce101" office:value-type="string" calcext:value-type="string">
            <text:p>Event</text:p>
          </table:table-cell>
          <table:table-cell table:style-name="ce129" office:value-type="string" calcext:value-type="string">
            <text:p>DSAddUserSession</text:p>
          </table:table-cell>
          <table:table-cell table:style-name="ce14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5" office:value-type="string" calcext:value-type="string">
            <text:p>chat</text:p>
          </table:table-cell>
          <table:table-cell table:style-name="ce65" office:value-type="string" calcext:value-type="string">
            <text:p>sessionLeaderChanged</text:p>
          </table:table-cell>
          <table:table-cell table:style-name="ce102" office:value-type="string" calcext:value-type="string">
            <text:p>Event</text:p>
          </table:table-cell>
          <table:table-cell table:style-name="ce130" office:value-type="string" calcext:value-type="string">
            <text:p>DSAddUserSession</text:p>
          </table:table-cell>
          <table:table-cell table:style-name="ce65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6" office:value-type="string" calcext:value-type="string">
            <text:p>chat</text:p>
          </table:table-cell>
          <table:table-cell table:style-name="ce66" office:value-type="string" calcext:value-type="string">
            <text:p>userStateChanged</text:p>
          </table:table-cell>
          <table:table-cell table:style-name="ce103" office:value-type="string" calcext:value-type="string">
            <text:p>Event</text:p>
          </table:table-cell>
          <table:table-cell table:style-name="ce131" office:value-type="string" calcext:value-type="string">
            <text:p>DSChangeUserState</text:p>
          </table:table-cell>
          <table:table-cell table:style-name="ce66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7" table:number-columns-repeated="2"/>
          <table:table-cell table:style-name="ce80"/>
          <table:table-cell table:style-name="ce14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7">
          <table:table-cell/>
          <table:table-cell table:style-name="ce14" table:number-columns-repeated="2"/>
          <table:table-cell table:style-name="ce80"/>
          <table:table-cell table:style-name="ce14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36:Nodes.M153 Nodes.B95:Nodes.B95 Nodes.B137:Nodes.B153 Nodes.C137:Nodes.C153 Nodes.B114:Nodes.B115 Nodes.D136:Nodes.D153 Nodes.H114:Nodes.M130 Nodes.C114:Nodes.C128 Nodes.F124:Nodes.F130 Nodes.E121:Nodes.E121 Nodes.E128:Nodes.E128 Nodes.F115:Nodes.F119 Nodes.E114:Nodes.E117 Nodes.F121:Nodes.F122 Nodes.G123:Nodes.G130 Nodes.E123:Nodes.E124 Nodes.B3:Nodes.B5 Nodes.B45:Nodes.E62 Nodes.C3:Nodes.M16 Nodes.B41:Nodes.B43 Nodes.C19:Nodes.M26 Nodes.C17:Nodes.D18 Nodes.G18:Nodes.M18 Nodes.G17:Nodes.M17 Nodes.C41:Nodes.M43 Nodes.C27:Nodes.D31 Nodes.F27:Nodes.M31 Nodes.F45:Nodes.F66 Nodes.C95:Nodes.M112 Nodes.C67:Nodes.D67 Nodes.G45:Nodes.M67 Nodes.B34:Nodes.B39 Nodes.C34:Nodes.M39 Nodes.B7:Nodes.B32 Nodes.C32:Nodes.M32 Nodes.B74:Nodes.B91 Nodes.C74:Nodes.E91 Nodes.G74:Nodes.M91 Nodes.F74:Nodes.F91 Nodes.B93:Nodes.M93 Nodes.B110:Nodes.B112 Nodes.F69:Nodes.F72 Nodes.E65:Nodes.E65 Nodes.B69:Nodes.B72">
            <calcext:condition calcext:apply-style-name="r2" calcext:value="formula-is(ISODD(ROW()))" calcext:base-cell-address="Nodes.B3"/>
          </calcext:conditional-format>
          <calcext:conditional-format calcext:target-range-address="Nodes.E136:Nodes.M153 Nodes.B95:Nodes.B95 Nodes.B137:Nodes.B153 Nodes.C137:Nodes.C153 Nodes.B114:Nodes.B115 Nodes.D136:Nodes.D153 Nodes.H114:Nodes.M130 Nodes.C114:Nodes.C128 Nodes.F124:Nodes.F130 Nodes.E121:Nodes.E121 Nodes.E128:Nodes.E128 Nodes.F115:Nodes.F119 Nodes.E114:Nodes.E117 Nodes.F121:Nodes.F122 Nodes.G123:Nodes.G130 Nodes.E123:Nodes.E124 Nodes.B3:Nodes.B5 Nodes.B45:Nodes.E62 Nodes.C3:Nodes.M16 Nodes.B41:Nodes.B43 Nodes.C19:Nodes.M26 Nodes.C17:Nodes.D18 Nodes.G18:Nodes.M18 Nodes.G17:Nodes.M17 Nodes.C41:Nodes.M43 Nodes.C27:Nodes.D31 Nodes.F27:Nodes.M31 Nodes.F45:Nodes.F66 Nodes.C95:Nodes.M112 Nodes.C67:Nodes.D67 Nodes.G45:Nodes.M67 Nodes.B34:Nodes.B39 Nodes.C34:Nodes.M39 Nodes.B7:Nodes.B32 Nodes.C32:Nodes.M32 Nodes.B74:Nodes.B91 Nodes.C74:Nodes.E91 Nodes.G74:Nodes.M91 Nodes.F74:Nodes.F91 Nodes.B93:Nodes.M93 Nodes.B110:Nodes.B112 Nodes.F69:Nodes.F72 Nodes.E65:Nodes.E65 Nodes.B69:Nodes.B72">
            <calcext:condition calcext:apply-style-name="r1" calcext:value="formula-is(ISEVEN(ROW()))" calcext:base-cell-address="Nodes.B3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B105:Nodes.B105">
            <calcext:condition calcext:apply-style-name="r2" calcext:value="formula-is(ISODD(ROW()))" calcext:base-cell-address="Nodes.B105"/>
          </calcext:conditional-format>
          <calcext:conditional-format calcext:target-range-address="Nodes.B105:Nodes.B105">
            <calcext:condition calcext:apply-style-name="r1" calcext:value="formula-is(ISEVEN(ROW()))" calcext:base-cell-address="Nodes.B105"/>
          </calcext:conditional-format>
          <calcext:conditional-format calcext:target-range-address="Nodes.B106:Nodes.B106">
            <calcext:condition calcext:apply-style-name="r2" calcext:value="formula-is(ISODD(ROW()))" calcext:base-cell-address="Nodes.B106"/>
          </calcext:conditional-format>
          <calcext:conditional-format calcext:target-range-address="Nodes.B106:Nodes.B106">
            <calcext:condition calcext:apply-style-name="r1" calcext:value="formula-is(ISEVEN(ROW()))" calcext:base-cell-address="Nodes.B106"/>
          </calcext:conditional-format>
          <calcext:conditional-format calcext:target-range-address="Nodes.B107:Nodes.B107">
            <calcext:condition calcext:apply-style-name="r2" calcext:value="formula-is(ISODD(ROW()))" calcext:base-cell-address="Nodes.B107"/>
          </calcext:conditional-format>
          <calcext:conditional-format calcext:target-range-address="Nodes.B107:Nodes.B107">
            <calcext:condition calcext:apply-style-name="r1" calcext:value="formula-is(ISEVEN(ROW()))" calcext:base-cell-address="Nodes.B107"/>
          </calcext:conditional-format>
          <calcext:conditional-format calcext:target-range-address="Nodes.B108:Nodes.B108">
            <calcext:condition calcext:apply-style-name="r2" calcext:value="formula-is(ISODD(ROW()))" calcext:base-cell-address="Nodes.B108"/>
          </calcext:conditional-format>
          <calcext:conditional-format calcext:target-range-address="Nodes.B108:Nodes.B108">
            <calcext:condition calcext:apply-style-name="r1" calcext:value="formula-is(ISEVEN(ROW()))" calcext:base-cell-address="Nodes.B108"/>
          </calcext:conditional-format>
          <calcext:conditional-format calcext:target-range-address="Nodes.B109:Nodes.B109">
            <calcext:condition calcext:apply-style-name="r2" calcext:value="formula-is(ISODD(ROW()))" calcext:base-cell-address="Nodes.B109"/>
          </calcext:conditional-format>
          <calcext:conditional-format calcext:target-range-address="Nodes.B109:Nodes.B109">
            <calcext:condition calcext:apply-style-name="r1" calcext:value="formula-is(ISEVEN(ROW()))" calcext:base-cell-address="Nodes.B109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6">
            <calcext:condition calcext:apply-style-name="r2" calcext:value="formula-is(ISODD(ROW()))" calcext:base-cell-address="Nodes.B65"/>
          </calcext:conditional-format>
          <calcext:conditional-format calcext:target-range-address="Nodes.B65:Nodes.B66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6">
            <calcext:condition calcext:apply-style-name="r2" calcext:value="formula-is(ISODD(ROW()))" calcext:base-cell-address="Nodes.D65"/>
          </calcext:conditional-format>
          <calcext:conditional-format calcext:target-range-address="Nodes.D65:Nodes.D66">
            <calcext:condition calcext:apply-style-name="r1" calcext:value="formula-is(ISEVEN(ROW()))" calcext:base-cell-address="Nodes.D65"/>
          </calcext:conditional-format>
          <calcext:conditional-format calcext:target-range-address="Nodes.B116:Nodes.B116">
            <calcext:condition calcext:apply-style-name="r2" calcext:value="formula-is(ISODD(ROW()))" calcext:base-cell-address="Nodes.B116"/>
          </calcext:conditional-format>
          <calcext:conditional-format calcext:target-range-address="Nodes.B116:Nodes.B116">
            <calcext:condition calcext:apply-style-name="r1" calcext:value="formula-is(ISEVEN(ROW()))" calcext:base-cell-address="Nodes.B116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20">
            <calcext:condition calcext:apply-style-name="r2" calcext:value="formula-is(ISODD(ROW()))" calcext:base-cell-address="Nodes.B119"/>
          </calcext:conditional-format>
          <calcext:conditional-format calcext:target-range-address="Nodes.B119:Nodes.B120">
            <calcext:condition calcext:apply-style-name="r1" calcext:value="formula-is(ISEVEN(ROW()))" calcext:base-cell-address="Nodes.B119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B125:Nodes.B125">
            <calcext:condition calcext:apply-style-name="r2" calcext:value="formula-is(ISODD(ROW()))" calcext:base-cell-address="Nodes.B125"/>
          </calcext:conditional-format>
          <calcext:conditional-format calcext:target-range-address="Nodes.B125:Nodes.B125">
            <calcext:condition calcext:apply-style-name="r1" calcext:value="formula-is(ISEVEN(ROW()))" calcext:base-cell-address="Nodes.B125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B128:Nodes.B128">
            <calcext:condition calcext:apply-style-name="r2" calcext:value="formula-is(ISODD(ROW()))" calcext:base-cell-address="Nodes.B128"/>
          </calcext:conditional-format>
          <calcext:conditional-format calcext:target-range-address="Nodes.B128:Nodes.B128">
            <calcext:condition calcext:apply-style-name="r1" calcext:value="formula-is(ISEVEN(ROW()))" calcext:base-cell-address="Nodes.B128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E131:Nodes.M131 Nodes.C131:Nodes.C131">
            <calcext:condition calcext:apply-style-name="r2" calcext:value="formula-is(ISODD(ROW()))" calcext:base-cell-address="Nodes.C131"/>
          </calcext:conditional-format>
          <calcext:conditional-format calcext:target-range-address="Nodes.E131:Nodes.M131 Nodes.C131:Nodes.C131">
            <calcext:condition calcext:apply-style-name="r1" calcext:value="formula-is(ISEVEN(ROW()))" calcext:base-cell-address="Nodes.C131"/>
          </calcext:conditional-format>
          <calcext:conditional-format calcext:target-range-address="Nodes.B131:Nodes.B131">
            <calcext:condition calcext:apply-style-name="r2" calcext:value="formula-is(ISODD(ROW()))" calcext:base-cell-address="Nodes.B131"/>
          </calcext:conditional-format>
          <calcext:conditional-format calcext:target-range-address="Nodes.B131:Nodes.B131">
            <calcext:condition calcext:apply-style-name="r1" calcext:value="formula-is(ISEVEN(ROW()))" calcext:base-cell-address="Nodes.B131"/>
          </calcext:conditional-format>
          <calcext:conditional-format calcext:target-range-address="Nodes.D131:Nodes.D131">
            <calcext:condition calcext:apply-style-name="r2" calcext:value="formula-is(ISODD(ROW()))" calcext:base-cell-address="Nodes.D131"/>
          </calcext:conditional-format>
          <calcext:conditional-format calcext:target-range-address="Nodes.D131:Nodes.D131">
            <calcext:condition calcext:apply-style-name="r1" calcext:value="formula-is(ISEVEN(ROW()))" calcext:base-cell-address="Nodes.D131"/>
          </calcext:conditional-format>
          <calcext:conditional-format calcext:target-range-address="Nodes.E132:Nodes.M132 Nodes.C132:Nodes.C132">
            <calcext:condition calcext:apply-style-name="r2" calcext:value="formula-is(ISODD(ROW()))" calcext:base-cell-address="Nodes.C132"/>
          </calcext:conditional-format>
          <calcext:conditional-format calcext:target-range-address="Nodes.E132:Nodes.M132 Nodes.C132:Nodes.C132">
            <calcext:condition calcext:apply-style-name="r1" calcext:value="formula-is(ISEVEN(ROW()))" calcext:base-cell-address="Nodes.C132"/>
          </calcext:conditional-format>
          <calcext:conditional-format calcext:target-range-address="Nodes.B132:Nodes.B132">
            <calcext:condition calcext:apply-style-name="r2" calcext:value="formula-is(ISODD(ROW()))" calcext:base-cell-address="Nodes.B132"/>
          </calcext:conditional-format>
          <calcext:conditional-format calcext:target-range-address="Nodes.B132:Nodes.B132">
            <calcext:condition calcext:apply-style-name="r1" calcext:value="formula-is(ISEVEN(ROW()))" calcext:base-cell-address="Nodes.B132"/>
          </calcext:conditional-format>
          <calcext:conditional-format calcext:target-range-address="Nodes.D132:Nodes.D132">
            <calcext:condition calcext:apply-style-name="r2" calcext:value="formula-is(ISODD(ROW()))" calcext:base-cell-address="Nodes.D132"/>
          </calcext:conditional-format>
          <calcext:conditional-format calcext:target-range-address="Nodes.D132:Nodes.D132">
            <calcext:condition calcext:apply-style-name="r1" calcext:value="formula-is(ISEVEN(ROW()))" calcext:base-cell-address="Nodes.D132"/>
          </calcext:conditional-format>
          <calcext:conditional-format calcext:target-range-address="Nodes.F133:Nodes.M133 Nodes.C133:Nodes.C133">
            <calcext:condition calcext:apply-style-name="r2" calcext:value="formula-is(ISODD(ROW()))" calcext:base-cell-address="Nodes.C133"/>
          </calcext:conditional-format>
          <calcext:conditional-format calcext:target-range-address="Nodes.F133:Nodes.M133 Nodes.C133:Nodes.C133">
            <calcext:condition calcext:apply-style-name="r1" calcext:value="formula-is(ISEVEN(ROW()))" calcext:base-cell-address="Nodes.C133"/>
          </calcext:conditional-format>
          <calcext:conditional-format calcext:target-range-address="Nodes.B133:Nodes.B133">
            <calcext:condition calcext:apply-style-name="r2" calcext:value="formula-is(ISODD(ROW()))" calcext:base-cell-address="Nodes.B133"/>
          </calcext:conditional-format>
          <calcext:conditional-format calcext:target-range-address="Nodes.B133:Nodes.B133">
            <calcext:condition calcext:apply-style-name="r1" calcext:value="formula-is(ISEVEN(ROW()))" calcext:base-cell-address="Nodes.B133"/>
          </calcext:conditional-format>
          <calcext:conditional-format calcext:target-range-address="Nodes.D133:Nodes.D133">
            <calcext:condition calcext:apply-style-name="r2" calcext:value="formula-is(ISODD(ROW()))" calcext:base-cell-address="Nodes.D133"/>
          </calcext:conditional-format>
          <calcext:conditional-format calcext:target-range-address="Nodes.D133:Nodes.D133">
            <calcext:condition calcext:apply-style-name="r1" calcext:value="formula-is(ISEVEN(ROW()))" calcext:base-cell-address="Nodes.D133"/>
          </calcext:conditional-format>
          <calcext:conditional-format calcext:target-range-address="Nodes.F134:Nodes.M134 Nodes.C134:Nodes.C134">
            <calcext:condition calcext:apply-style-name="r2" calcext:value="formula-is(ISODD(ROW()))" calcext:base-cell-address="Nodes.C134"/>
          </calcext:conditional-format>
          <calcext:conditional-format calcext:target-range-address="Nodes.F134:Nodes.M134 Nodes.C134:Nodes.C134">
            <calcext:condition calcext:apply-style-name="r1" calcext:value="formula-is(ISEVEN(ROW()))" calcext:base-cell-address="Nodes.C134"/>
          </calcext:conditional-format>
          <calcext:conditional-format calcext:target-range-address="Nodes.B134:Nodes.B134">
            <calcext:condition calcext:apply-style-name="r2" calcext:value="formula-is(ISODD(ROW()))" calcext:base-cell-address="Nodes.B134"/>
          </calcext:conditional-format>
          <calcext:conditional-format calcext:target-range-address="Nodes.B134:Nodes.B134">
            <calcext:condition calcext:apply-style-name="r1" calcext:value="formula-is(ISEVEN(ROW()))" calcext:base-cell-address="Nodes.B134"/>
          </calcext:conditional-format>
          <calcext:conditional-format calcext:target-range-address="Nodes.D134:Nodes.D134">
            <calcext:condition calcext:apply-style-name="r2" calcext:value="formula-is(ISODD(ROW()))" calcext:base-cell-address="Nodes.D134"/>
          </calcext:conditional-format>
          <calcext:conditional-format calcext:target-range-address="Nodes.D134:Nodes.D134">
            <calcext:condition calcext:apply-style-name="r1" calcext:value="formula-is(ISEVEN(ROW()))" calcext:base-cell-address="Nodes.D134"/>
          </calcext:conditional-format>
          <calcext:conditional-format calcext:target-range-address="Nodes.F135:Nodes.M135 Nodes.C135:Nodes.C135">
            <calcext:condition calcext:apply-style-name="r2" calcext:value="formula-is(ISODD(ROW()))" calcext:base-cell-address="Nodes.C135"/>
          </calcext:conditional-format>
          <calcext:conditional-format calcext:target-range-address="Nodes.F135:Nodes.M135 Nodes.C135:Nodes.C135">
            <calcext:condition calcext:apply-style-name="r1" calcext:value="formula-is(ISEVEN(ROW()))" calcext:base-cell-address="Nodes.C135"/>
          </calcext:conditional-format>
          <calcext:conditional-format calcext:target-range-address="Nodes.B135:Nodes.B135">
            <calcext:condition calcext:apply-style-name="r2" calcext:value="formula-is(ISODD(ROW()))" calcext:base-cell-address="Nodes.B135"/>
          </calcext:conditional-format>
          <calcext:conditional-format calcext:target-range-address="Nodes.B135:Nodes.B135">
            <calcext:condition calcext:apply-style-name="r1" calcext:value="formula-is(ISEVEN(ROW()))" calcext:base-cell-address="Nodes.B135"/>
          </calcext:conditional-format>
          <calcext:conditional-format calcext:target-range-address="Nodes.D135:Nodes.D135">
            <calcext:condition calcext:apply-style-name="r2" calcext:value="formula-is(ISODD(ROW()))" calcext:base-cell-address="Nodes.D135"/>
          </calcext:conditional-format>
          <calcext:conditional-format calcext:target-range-address="Nodes.D135:Nodes.D135">
            <calcext:condition calcext:apply-style-name="r1" calcext:value="formula-is(ISEVEN(ROW()))" calcext:base-cell-address="Nodes.D135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F120:Nodes.F120">
            <calcext:condition calcext:apply-style-name="r2" calcext:value="formula-is(ISODD(ROW()))" calcext:base-cell-address="Nodes.F120"/>
          </calcext:conditional-format>
          <calcext:conditional-format calcext:target-range-address="Nodes.F120:Nodes.F120">
            <calcext:condition calcext:apply-style-name="r1" calcext:value="formula-is(ISEVEN(ROW()))" calcext:base-cell-address="Nodes.F120"/>
          </calcext:conditional-format>
          <calcext:conditional-format calcext:target-range-address="Nodes.E120:Nodes.E120">
            <calcext:condition calcext:apply-style-name="r2" calcext:value="formula-is(ISODD(ROW()))" calcext:base-cell-address="Nodes.E120"/>
          </calcext:conditional-format>
          <calcext:conditional-format calcext:target-range-address="Nodes.E120:Nodes.E120">
            <calcext:condition calcext:apply-style-name="r1" calcext:value="formula-is(ISEVEN(ROW()))" calcext:base-cell-address="Nodes.E120"/>
          </calcext:conditional-format>
          <calcext:conditional-format calcext:target-range-address="Nodes.F114:Nodes.F114">
            <calcext:condition calcext:apply-style-name="r2" calcext:value="formula-is(ISODD(ROW()))" calcext:base-cell-address="Nodes.F114"/>
          </calcext:conditional-format>
          <calcext:conditional-format calcext:target-range-address="Nodes.F114:Nodes.F114">
            <calcext:condition calcext:apply-style-name="r1" calcext:value="formula-is(ISEVEN(ROW()))" calcext:base-cell-address="Nodes.F114"/>
          </calcext:conditional-format>
          <calcext:conditional-format calcext:target-range-address="Nodes.E118:Nodes.E118">
            <calcext:condition calcext:apply-style-name="r2" calcext:value="formula-is(ISODD(ROW()))" calcext:base-cell-address="Nodes.E118"/>
          </calcext:conditional-format>
          <calcext:conditional-format calcext:target-range-address="Nodes.E118:Nodes.E118">
            <calcext:condition calcext:apply-style-name="r1" calcext:value="formula-is(ISEVEN(ROW()))" calcext:base-cell-address="Nodes.E118"/>
          </calcext:conditional-format>
          <calcext:conditional-format calcext:target-range-address="Nodes.E119:Nodes.E119">
            <calcext:condition calcext:apply-style-name="r2" calcext:value="formula-is(ISODD(ROW()))" calcext:base-cell-address="Nodes.E119"/>
          </calcext:conditional-format>
          <calcext:conditional-format calcext:target-range-address="Nodes.E119:Nodes.E119">
            <calcext:condition calcext:apply-style-name="r1" calcext:value="formula-is(ISEVEN(ROW()))" calcext:base-cell-address="Nodes.E119"/>
          </calcext:conditional-format>
          <calcext:conditional-format calcext:target-range-address="Nodes.F123:Nodes.F123">
            <calcext:condition calcext:apply-style-name="r2" calcext:value="formula-is(ISODD(ROW()))" calcext:base-cell-address="Nodes.F123"/>
          </calcext:conditional-format>
          <calcext:conditional-format calcext:target-range-address="Nodes.F123:Nodes.F123">
            <calcext:condition calcext:apply-style-name="r1" calcext:value="formula-is(ISEVEN(ROW()))" calcext:base-cell-address="Nodes.F123"/>
          </calcext:conditional-format>
          <calcext:conditional-format calcext:target-range-address="Nodes.E133:Nodes.E133">
            <calcext:condition calcext:apply-style-name="r2" calcext:value="formula-is(ISODD(ROW()))" calcext:base-cell-address="Nodes.E133"/>
          </calcext:conditional-format>
          <calcext:conditional-format calcext:target-range-address="Nodes.E133:Nodes.E133">
            <calcext:condition calcext:apply-style-name="r1" calcext:value="formula-is(ISEVEN(ROW()))" calcext:base-cell-address="Nodes.E133"/>
          </calcext:conditional-format>
          <calcext:conditional-format calcext:target-range-address="Nodes.E134:Nodes.E134">
            <calcext:condition calcext:apply-style-name="r2" calcext:value="formula-is(ISODD(ROW()))" calcext:base-cell-address="Nodes.E134"/>
          </calcext:conditional-format>
          <calcext:conditional-format calcext:target-range-address="Nodes.E134:Nodes.E134">
            <calcext:condition calcext:apply-style-name="r1" calcext:value="formula-is(ISEVEN(ROW()))" calcext:base-cell-address="Nodes.E134"/>
          </calcext:conditional-format>
          <calcext:conditional-format calcext:target-range-address="Nodes.E135:Nodes.E135">
            <calcext:condition calcext:apply-style-name="r2" calcext:value="formula-is(ISODD(ROW()))" calcext:base-cell-address="Nodes.E135"/>
          </calcext:conditional-format>
          <calcext:conditional-format calcext:target-range-address="Nodes.E135:Nodes.E135">
            <calcext:condition calcext:apply-style-name="r1" calcext:value="formula-is(ISEVEN(ROW()))" calcext:base-cell-address="Nodes.E135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G118:Nodes.G118">
            <calcext:condition calcext:apply-style-name="r2" calcext:value="formula-is(ISODD(ROW()))" calcext:base-cell-address="Nodes.G118"/>
          </calcext:conditional-format>
          <calcext:conditional-format calcext:target-range-address="Nodes.G118:Nodes.G118">
            <calcext:condition calcext:apply-style-name="r1" calcext:value="formula-is(ISEVEN(ROW()))" calcext:base-cell-address="Nodes.G118"/>
          </calcext:conditional-format>
          <calcext:conditional-format calcext:target-range-address="Nodes.G119:Nodes.G119">
            <calcext:condition calcext:apply-style-name="r2" calcext:value="formula-is(ISODD(ROW()))" calcext:base-cell-address="Nodes.G119"/>
          </calcext:conditional-format>
          <calcext:conditional-format calcext:target-range-address="Nodes.G119:Nodes.G119">
            <calcext:condition calcext:apply-style-name="r1" calcext:value="formula-is(ISEVEN(ROW()))" calcext:base-cell-address="Nodes.G119"/>
          </calcext:conditional-format>
          <calcext:conditional-format calcext:target-range-address="Nodes.G120:Nodes.G120">
            <calcext:condition calcext:apply-style-name="r2" calcext:value="formula-is(ISODD(ROW()))" calcext:base-cell-address="Nodes.G120"/>
          </calcext:conditional-format>
          <calcext:conditional-format calcext:target-range-address="Nodes.G120:Nodes.G120">
            <calcext:condition calcext:apply-style-name="r1" calcext:value="formula-is(ISEVEN(ROW()))" calcext:base-cell-address="Nodes.G120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  <calcext:conditional-format calcext:target-range-address="Nodes.G121:Nodes.G121">
            <calcext:condition calcext:apply-style-name="r2" calcext:value="formula-is(ISODD(ROW()))" calcext:base-cell-address="Nodes.G121"/>
          </calcext:conditional-format>
          <calcext:conditional-format calcext:target-range-address="Nodes.G121:Nodes.G121">
            <calcext:condition calcext:apply-style-name="r1" calcext:value="formula-is(ISEVEN(ROW()))" calcext:base-cell-address="Nodes.G121"/>
          </calcext:conditional-format>
          <calcext:conditional-format calcext:target-range-address="Nodes.G122:Nodes.G122">
            <calcext:condition calcext:apply-style-name="r2" calcext:value="formula-is(ISODD(ROW()))" calcext:base-cell-address="Nodes.G122"/>
          </calcext:conditional-format>
          <calcext:conditional-format calcext:target-range-address="Nodes.G122:Nodes.G122">
            <calcext:condition calcext:apply-style-name="r1" calcext:value="formula-is(ISEVEN(ROW()))" calcext:base-cell-address="Nodes.G122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7:Nodes.B67">
            <calcext:condition calcext:apply-style-name="r2" calcext:value="formula-is(ISODD(ROW()))" calcext:base-cell-address="Nodes.B67"/>
          </calcext:conditional-format>
          <calcext:conditional-format calcext:target-range-address="Nodes.B67:Nodes.B67">
            <calcext:condition calcext:apply-style-name="r1" calcext:value="formula-is(ISEVEN(ROW()))" calcext:base-cell-address="Nodes.B67"/>
          </calcext:conditional-format>
          <calcext:conditional-format calcext:target-range-address="Nodes.E67:Nodes.E67">
            <calcext:condition calcext:apply-style-name="r2" calcext:value="formula-is(ISODD(ROW()))" calcext:base-cell-address="Nodes.E67"/>
          </calcext:conditional-format>
          <calcext:conditional-format calcext:target-range-address="Nodes.E67:Nodes.E67">
            <calcext:condition calcext:apply-style-name="r1" calcext:value="formula-is(ISEVEN(ROW()))" calcext:base-cell-address="Nodes.E67"/>
          </calcext:conditional-format>
          <calcext:conditional-format calcext:target-range-address="Nodes.F67:Nodes.F67">
            <calcext:condition calcext:apply-style-name="r2" calcext:value="formula-is(ISODD(ROW()))" calcext:base-cell-address="Nodes.F67"/>
          </calcext:conditional-format>
          <calcext:conditional-format calcext:target-range-address="Nodes.F67:Nodes.F67">
            <calcext:condition calcext:apply-style-name="r1" calcext:value="formula-is(ISEVEN(ROW()))" calcext:base-cell-address="Nodes.F67"/>
          </calcext:conditional-format>
          <calcext:conditional-format calcext:target-range-address="Nodes.B68:Nodes.M68 Nodes.F69:Nodes.M72 Nodes.B69:Nodes.D72">
            <calcext:condition calcext:apply-style-name="r2" calcext:value="formula-is(ISODD(ROW()))" calcext:base-cell-address="Nodes.B68"/>
          </calcext:conditional-format>
          <calcext:conditional-format calcext:target-range-address="Nodes.B68:Nodes.M68 Nodes.F69:Nodes.M72 Nodes.B69:Nodes.D72">
            <calcext:condition calcext:apply-style-name="r1" calcext:value="formula-is(ISEVEN(ROW()))" calcext:base-cell-address="Nodes.B68"/>
          </calcext:conditional-format>
          <calcext:conditional-format calcext:target-range-address="Nodes.E69:Nodes.E72">
            <calcext:condition calcext:apply-style-name="r2" calcext:value="formula-is(ISODD(ROW()))" calcext:base-cell-address="Nodes.E69"/>
          </calcext:conditional-format>
          <calcext:conditional-format calcext:target-range-address="Nodes.E69:Nodes.E72">
            <calcext:condition calcext:apply-style-name="r1" calcext:value="formula-is(ISEVEN(ROW()))" calcext:base-cell-address="Nodes.E69"/>
          </calcext:conditional-format>
          <calcext:conditional-format calcext:target-range-address="Nodes.D73:Nodes.D73 Nodes.G73:Nodes.M73">
            <calcext:condition calcext:apply-style-name="r2" calcext:value="formula-is(ISODD(ROW()))" calcext:base-cell-address="Nodes.D73"/>
          </calcext:conditional-format>
          <calcext:conditional-format calcext:target-range-address="Nodes.D73:Nodes.D73 Nodes.G73:Nodes.M73">
            <calcext:condition calcext:apply-style-name="r1" calcext:value="formula-is(ISEVEN(ROW()))" calcext:base-cell-address="Nodes.D73"/>
          </calcext:conditional-format>
          <calcext:conditional-format calcext:target-range-address="Nodes.B73:Nodes.B73">
            <calcext:condition calcext:apply-style-name="r2" calcext:value="formula-is(ISODD(ROW()))" calcext:base-cell-address="Nodes.B73"/>
          </calcext:conditional-format>
          <calcext:conditional-format calcext:target-range-address="Nodes.B73:Nodes.B73">
            <calcext:condition calcext:apply-style-name="r1" calcext:value="formula-is(ISEVEN(ROW()))" calcext:base-cell-address="Nodes.B73"/>
          </calcext:conditional-format>
          <calcext:conditional-format calcext:target-range-address="Nodes.E73:Nodes.E73">
            <calcext:condition calcext:apply-style-name="r2" calcext:value="formula-is(ISODD(ROW()))" calcext:base-cell-address="Nodes.E73"/>
          </calcext:conditional-format>
          <calcext:conditional-format calcext:target-range-address="Nodes.E73:Nodes.E73">
            <calcext:condition calcext:apply-style-name="r1" calcext:value="formula-is(ISEVEN(ROW()))" calcext:base-cell-address="Nodes.E73"/>
          </calcext:conditional-format>
          <calcext:conditional-format calcext:target-range-address="Nodes.F73:Nodes.F73">
            <calcext:condition calcext:apply-style-name="r2" calcext:value="formula-is(ISODD(ROW()))" calcext:base-cell-address="Nodes.F73"/>
          </calcext:conditional-format>
          <calcext:conditional-format calcext:target-range-address="Nodes.F73:Nodes.F73">
            <calcext:condition calcext:apply-style-name="r1" calcext:value="formula-is(ISEVEN(ROW()))" calcext:base-cell-address="Nodes.F73"/>
          </calcext:conditional-format>
          <calcext:conditional-format calcext:target-range-address="Nodes.C73:Nodes.C73">
            <calcext:condition calcext:apply-style-name="r2" calcext:value="formula-is(ISODD(ROW()))" calcext:base-cell-address="Nodes.C73"/>
          </calcext:conditional-format>
          <calcext:conditional-format calcext:target-range-address="Nodes.C73:Nodes.C73">
            <calcext:condition calcext:apply-style-name="r1" calcext:value="formula-is(ISEVEN(ROW()))" calcext:base-cell-address="Nodes.C73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E127:Nodes.E127">
            <calcext:condition calcext:apply-style-name="r2" calcext:value="formula-is(ISODD(ROW()))" calcext:base-cell-address="Nodes.E127"/>
          </calcext:conditional-format>
          <calcext:conditional-format calcext:target-range-address="Nodes.E127:Nodes.E127">
            <calcext:condition calcext:apply-style-name="r1" calcext:value="formula-is(ISEVEN(ROW()))" calcext:base-cell-address="Nodes.E127"/>
          </calcext:conditional-format>
          <calcext:conditional-format calcext:target-range-address="Nodes.E122:Nodes.E122">
            <calcext:condition calcext:apply-style-name="r2" calcext:value="formula-is(ISODD(ROW()))" calcext:base-cell-address="Nodes.E122"/>
          </calcext:conditional-format>
          <calcext:conditional-format calcext:target-range-address="Nodes.E122:Nodes.E122">
            <calcext:condition calcext:apply-style-name="r1" calcext:value="formula-is(ISEVEN(ROW()))" calcext:base-cell-address="Nodes.E122"/>
          </calcext:conditional-format>
          <calcext:conditional-format calcext:target-range-address="Nodes.B136:Nodes.C136">
            <calcext:condition calcext:apply-style-name="r2" calcext:value="formula-is(ISODD(ROW()))" calcext:base-cell-address="Nodes.B136"/>
          </calcext:conditional-format>
          <calcext:conditional-format calcext:target-range-address="Nodes.B136:Nodes.C136">
            <calcext:condition calcext:apply-style-name="r1" calcext:value="formula-is(ISEVEN(ROW()))" calcext:base-cell-address="Nodes.B136"/>
          </calcext:conditional-format>
          <calcext:conditional-format calcext:target-range-address="Nodes.B129:Nodes.C129 Nodes.C130:Nodes.C130">
            <calcext:condition calcext:apply-style-name="r2" calcext:value="formula-is(ISODD(ROW()))" calcext:base-cell-address="Nodes.B129"/>
          </calcext:conditional-format>
          <calcext:conditional-format calcext:target-range-address="Nodes.B129:Nodes.C129 Nodes.C130:Nodes.C130">
            <calcext:condition calcext:apply-style-name="r1" calcext:value="formula-is(ISEVEN(ROW()))" calcext:base-cell-address="Nodes.B129"/>
          </calcext:conditional-format>
          <calcext:conditional-format calcext:target-range-address="Nodes.D129:Nodes.D129">
            <calcext:condition calcext:apply-style-name="r2" calcext:value="formula-is(ISODD(ROW()))" calcext:base-cell-address="Nodes.D129"/>
          </calcext:conditional-format>
          <calcext:conditional-format calcext:target-range-address="Nodes.D129:Nodes.D129">
            <calcext:condition calcext:apply-style-name="r1" calcext:value="formula-is(ISEVEN(ROW()))" calcext:base-cell-address="Nodes.D129"/>
          </calcext:conditional-format>
          <calcext:conditional-format calcext:target-range-address="Nodes.E129:Nodes.E129">
            <calcext:condition calcext:apply-style-name="r2" calcext:value="formula-is(ISODD(ROW()))" calcext:base-cell-address="Nodes.E129"/>
          </calcext:conditional-format>
          <calcext:conditional-format calcext:target-range-address="Nodes.E129:Nodes.E129">
            <calcext:condition calcext:apply-style-name="r1" calcext:value="formula-is(ISEVEN(ROW()))" calcext:base-cell-address="Nodes.E129"/>
          </calcext:conditional-format>
          <calcext:conditional-format calcext:target-range-address="Nodes.B130:Nodes.B130">
            <calcext:condition calcext:apply-style-name="r2" calcext:value="formula-is(ISODD(ROW()))" calcext:base-cell-address="Nodes.B130"/>
          </calcext:conditional-format>
          <calcext:conditional-format calcext:target-range-address="Nodes.B130:Nodes.B130">
            <calcext:condition calcext:apply-style-name="r1" calcext:value="formula-is(ISEVEN(ROW()))" calcext:base-cell-address="Nodes.B130"/>
          </calcext:conditional-format>
          <calcext:conditional-format calcext:target-range-address="Nodes.D130:Nodes.D130">
            <calcext:condition calcext:apply-style-name="r2" calcext:value="formula-is(ISODD(ROW()))" calcext:base-cell-address="Nodes.D130"/>
          </calcext:conditional-format>
          <calcext:conditional-format calcext:target-range-address="Nodes.D130:Nodes.D130">
            <calcext:condition calcext:apply-style-name="r1" calcext:value="formula-is(ISEVEN(ROW()))" calcext:base-cell-address="Nodes.D130"/>
          </calcext:conditional-format>
          <calcext:conditional-format calcext:target-range-address="Nodes.E130:Nodes.E130">
            <calcext:condition calcext:apply-style-name="r2" calcext:value="formula-is(ISODD(ROW()))" calcext:base-cell-address="Nodes.E130"/>
          </calcext:conditional-format>
          <calcext:conditional-format calcext:target-range-address="Nodes.E130:Nodes.E130">
            <calcext:condition calcext:apply-style-name="r1" calcext:value="formula-is(ISEVEN(ROW()))" calcext:base-cell-address="Nodes.E130"/>
          </calcext:conditional-format>
          <calcext:conditional-format calcext:target-range-address="Nodes.C66:Nodes.C66">
            <calcext:condition calcext:apply-style-name="r2" calcext:value="formula-is(ISODD(ROW()))" calcext:base-cell-address="Nodes.C66"/>
            <calcext:condition calcext:apply-style-name="r1" calcext:value="formula-is(ISEVEN(ROW()))" calcext:base-cell-address="Nodes.C66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85"/>
        <table:table-column table:style-name="co10" table:default-cell-style-name="ce185"/>
        <table:table-column table:style-name="co11" table:default-cell-style-name="ce203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7" table:number-columns-repeated="1014" table:default-cell-style-name="ce6"/>
        <table:table-row table:style-name="ro1">
          <table:table-cell table:style-name="ce158" office:value-type="string" calcext:value-type="string">
            <text:p>Owner</text:p>
          </table:table-cell>
          <table:table-cell table:style-name="ce158" office:value-type="string" calcext:value-type="string">
            <text:p>Struct Name</text:p>
          </table:table-cell>
          <table:table-cell table:style-name="ce177" office:value-type="string" calcext:value-type="string">
            <text:p>Ver</text:p>
          </table:table-cell>
          <table:table-cell table:style-name="ce177" office:value-type="string" calcext:value-type="string">
            <text:p>Field Num</text:p>
          </table:table-cell>
          <table:table-cell table:style-name="ce158" office:value-type="string" calcext:value-type="string">
            <text:p>Types ..</text:p>
          </table:table-cell>
          <table:table-cell table:style-name="ce158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String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tring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Integer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Integer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Float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Float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DBTable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TableString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Boolean</text:p>
          </table:table-cell>
          <table:table-cell table:style-name="ce178" office:value-type="float" office:value="0" calcext:value-type="float">
            <text:p>0</text:p>
          </table:table-cell>
          <table:table-cell table:style-name="ce178"/>
          <table:table-cell table:style-name="ce186" office:value-type="string" calcext:value-type="string">
            <text:p>DTBoolean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2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5"/>
          <table:table-cell table:style-name="ce185" table:number-columns-repeated="2"/>
          <table:table-cell table:style-name="ce203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DBQuery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tring “query”</text:p>
          </table:table-cell>
          <table:table-cell table:style-name="ce159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/>
          <table:table-cell table:style-name="ce178" table:number-columns-repeated="2"/>
          <table:table-cell table:style-name="ce187"/>
          <table:table-cell table:style-name="ce15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Login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8" office:value-type="string" calcext:value-type="string">
            <text:p>DTString “username”</text:p>
          </table:table-cell>
          <table:table-cell table:style-name="ce159" office:value-type="string" calcext:value-type="string">
            <text:p>DTString “password”</text:p>
          </table:table-cell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table:style-name="ce159" office:value-type="string" calcext:value-type="string">
            <text:p>DSLoginResult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5" calcext:value-type="float">
            <text:p>5</text:p>
          </table:table-cell>
          <table:table-cell table:style-name="ce186" office:value-type="string" calcext:value-type="string">
            <text:p>DTString “result”</text:p>
          </table:table-cell>
          <table:table-cell table:style-name="ce162" office:value-type="string" calcext:value-type="string">
            <text:p>DTInteger “sessionID”</text:p>
          </table:table-cell>
          <table:table-cell table:style-name="ce159" office:value-type="string" calcext:value-type="string">
            <text:p>DTString “description”</text:p>
          </table:table-cell>
          <table:table-cell table:style-name="ce159" office:value-type="string" calcext:value-type="string">
            <text:p>DSUserInfo “userInfo”</text:p>
          </table:table-cell>
          <table:table-cell office:value-type="string" calcext:value-type="string">
            <text:p>DTSet &lt;DSBrfpermission&gt; </text:p>
          </table:table-cell>
          <table:table-cell table:number-columns-repeated="1015"/>
        </table:table-row>
        <table:table-row table:style-name="ro1">
          <table:table-cell/>
          <table:table-cell table:style-name="ce159" office:value-type="string" calcext:value-type="string">
            <text:p>DSChkPermi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8" office:value-type="string" calcext:value-type="string">
            <text:p>DSInteger <text:s/>“sessionID”</text:p>
          </table:table-cell>
          <table:table-cell table:style-name="ce162" office:value-type="string" calcext:value-type="string">
            <text:p>DSInteger “permissionID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60" office:value-type="string" calcext:value-type="string">
            <text:p>DSChkPermissionByName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89" office:value-type="string" calcext:value-type="string">
            <text:p>DSInteger <text:s/>“sessionID”</text:p>
          </table:table-cell>
          <table:table-cell table:style-name="ce204" office:value-type="string" calcext:value-type="string">
            <text:p>DSString “name”</text:p>
          </table:table-cell>
          <table:table-cell table:style-name="ce160" table:number-columns-repeated="2"/>
          <table:table-cell table:number-columns-repeated="1016"/>
        </table:table-row>
        <table:table-row table:style-name="ro1">
          <table:table-cell/>
          <table:table-cell table:style-name="ce161" office:value-type="string" calcext:value-type="string">
            <text:p>DSAddUser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" calcext:value-type="float">
            <text:p>3</text:p>
          </table:table-cell>
          <table:table-cell table:style-name="ce190" office:value-type="string" calcext:value-type="string">
            <text:p>DTString “username”</text:p>
          </table:table-cell>
          <table:table-cell table:style-name="ce205" office:value-type="string" calcext:value-type="string">
            <text:p>DTString “password”</text:p>
          </table:table-cell>
          <table:table-cell table:style-name="ce205" office:value-type="string" calcext:value-type="string">
            <text:p>DTString “name”</text:p>
          </table:table-cell>
          <table:table-cell table:style-name="ce161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ModifyUser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88" office:value-type="string" calcext:value-type="string">
            <text:p>DTString “username”</text:p>
          </table:table-cell>
          <table:table-cell table:style-name="ce162" office:value-type="string" calcext:value-type="string">
            <text:p>DTString “password”</text:p>
          </table:table-cell>
          <table:table-cell table:style-name="ce162" office:value-type="string" calcext:value-type="string">
            <text:p>DTString “name”</text:p>
          </table:table-cell>
          <table:table-cell table:number-columns-repeated="1016"/>
        </table:table-row>
        <table:table-row table:style-name="ro5">
          <table:table-cell/>
          <table:table-cell table:style-name="ce159" office:value-type="string" calcext:value-type="string">
            <text:p>DSUser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6" calcext:value-type="float">
            <text:p>6</text:p>
          </table:table-cell>
          <table:table-cell table:style-name="ce186" office:value-type="string" calcext:value-type="string">
            <text:p>DTInteger “id”</text:p>
          </table:table-cell>
          <table:table-cell table:style-name="ce159" office:value-type="string" calcext:value-type="string">
            <text:p>DTString “username”</text:p>
          </table:table-cell>
          <table:table-cell table:style-name="ce159" office:value-type="string" calcext:value-type="string">
            <text:p>DTString “name”</text:p>
          </table:table-cell>
          <table:table-cell table:style-name="ce159" office:value-type="string" calcext:value-type="string">
            <text:p>DTBoolean “banned”</text:p>
          </table:table-cell>
          <table:table-cell office:value-type="string" calcext:value-type="string">
            <text:p>DTString “banReason”</text:p>
          </table:table-cell>
          <table:table-cell office:value-type="string" calcext:value-type="string">
            <text:p>DTBoolean “isOnline”</text:p>
          </table:table-cell>
          <table:table-cell table:number-columns-repeated="1014"/>
        </table:table-row>
        <table:table-row table:style-name="ro1">
          <table:table-cell/>
          <table:table-cell table:style-name="ce162" office:value-type="string" calcext:value-type="string">
            <text:p>DSRegPermi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86" office:value-type="string" calcext:value-type="string">
            <text:p>DTString “name”</text:p>
          </table:table-cell>
          <table:table-cell table:style-name="ce159" office:value-type="string" calcext:value-type="string">
            <text:p>DTString “title”</text:p>
          </table:table-cell>
          <table:table-cell table:style-name="ce159" office:value-type="string" calcext:value-type="string">
            <text:p>DTString “description”</text:p>
          </table:table-cell>
          <table:table-cell table:style-name="ce159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UpdatePermi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5" calcext:value-type="float">
            <text:p>5</text:p>
          </table:table-cell>
          <table:table-cell table:style-name="ce186" office:value-type="string" calcext:value-type="string">
            <text:p>DTInteger “permissionID”</text:p>
          </table:table-cell>
          <table:table-cell table:style-name="ce159" office:value-type="string" calcext:value-type="string">
            <text:p>DTString “name”</text:p>
          </table:table-cell>
          <table:table-cell table:style-name="ce159" office:value-type="string" calcext:value-type="string">
            <text:p>DTString “title”</text:p>
          </table:table-cell>
          <table:table-cell table:style-name="ce159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62" office:value-type="string" calcext:value-type="string">
            <text:p>DSRegUsrGrp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86" office:value-type="string" calcext:value-type="string">
            <text:p>DTString “title”</text:p>
          </table:table-cell>
          <table:table-cell table:style-name="ce159" office:value-type="string" calcext:value-type="string">
            <text:p>DTInteger “parentID”</text:p>
          </table:table-cell>
          <table:table-cell table:style-name="ce159" office:value-type="string" calcext:value-type="string">
            <text:p>DTString “description”</text:p>
          </table:table-cell>
          <table:table-cell table:style-name="ce159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UpdateUsrGrp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86" office:value-type="string" calcext:value-type="string">
            <text:p>DTInteger “userGroupID”</text:p>
          </table:table-cell>
          <table:table-cell table:style-name="ce159" office:value-type="string" calcext:value-type="string">
            <text:p>DTString “title”</text:p>
          </table:table-cell>
          <table:table-cell table:style-name="ce159" office:value-type="string" calcext:value-type="string">
            <text:p>DTInteger “parentID”</text:p>
          </table:table-cell>
          <table:table-cell table:style-name="ce159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User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SUserInfo&gt; “usersList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Permissions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string" calcext:value-type="string">
            <text:p>DTSet&lt;DSUpdatePermission&gt; “permissionsList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UserGroups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SUpdateUsrGrp&gt; “userGroupsList”</text:p>
          </table:table-cell>
          <table:table-cell table:style-name="ce159" table:number-columns-repeated="3"/>
          <table:table-cell table:number-columns-repeated="1016"/>
        </table:table-row>
        <table:table-row table:style-name="ro3">
          <table:table-cell/>
          <table:table-cell table:style-name="ce159" office:value-type="string" calcext:value-type="string">
            <text:p>DSUserUsergroup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62" office:value-type="string" calcext:value-type="string">
            <text:p>DTInteger “groupID”</text:p>
          </table:table-cell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table:style-name="ce159" office:value-type="string" calcext:value-type="string">
            <text:p>DSUserPermi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62" office:value-type="string" calcext:value-type="string">
            <text:p>DTInteger “permissionID”</text:p>
          </table:table-cell>
          <table:table-cell table:style-name="ce162" office:value-type="string" calcext:value-type="string">
            <text:p>DTInteger “state”</text:p>
          </table:table-cell>
          <table:table-cell table:style-name="ce159"/>
          <table:table-cell table:number-columns-repeated="1016"/>
        </table:table-row>
        <table:table-row table:style-name="ro1">
          <table:table-cell/>
          <table:table-cell table:style-name="ce163" office:value-type="string" calcext:value-type="string">
            <text:p>DSUserPermissionList</text:p>
          </table:table-cell>
          <table:table-cell table:style-name="ce181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SPermissionState&gt; “permissionList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64" office:value-type="string" calcext:value-type="string">
            <text:p>DSPermissionState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91" office:value-type="string" calcext:value-type="string">
            <text:p>DTInteger “id”</text:p>
          </table:table-cell>
          <table:table-cell table:style-name="ce191" office:value-type="string" calcext:value-type="string">
            <text:p>DTInteger “state”</text:p>
          </table:table-cell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table:style-name="ce165" office:value-type="string" calcext:value-type="string">
            <text:p>DSUsergroupPermission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3" calcext:value-type="float">
            <text:p>3</text:p>
          </table:table-cell>
          <table:table-cell table:style-name="ce192" office:value-type="string" calcext:value-type="string">
            <text:p>DTInteger “usergroupID”</text:p>
          </table:table-cell>
          <table:table-cell table:style-name="ce206" office:value-type="string" calcext:value-type="string">
            <text:p>DTInteger “permissionID”</text:p>
          </table:table-cell>
          <table:table-cell table:style-name="ce206" office:value-type="string" calcext:value-type="string">
            <text:p>DTInteger “state”</text:p>
          </table:table-cell>
          <table:table-cell table:style-name="ce159"/>
          <table:table-cell table:number-columns-repeated="1016"/>
        </table:table-row>
        <table:table-row table:style-name="ro4">
          <table:table-cell/>
          <table:table-cell table:style-name="ce112" office:value-type="string" calcext:value-type="string">
            <text:p>DSAddContact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3" calcext:value-type="float">
            <text:p>3</text:p>
          </table:table-cell>
          <table:table-cell table:style-name="ce192" office:value-type="string" calcext:value-type="string">
            <text:p>DTString”userID”</text:p>
          </table:table-cell>
          <table:table-cell table:style-name="ce206" office:value-type="string" calcext:value-type="string">
            <text:p>DTString “contactID”</text:p>
          </table:table-cell>
          <table:table-cell table:style-name="ce206" office:value-type="string" calcext:value-type="string">
            <text:p>DTString”note”</text:p>
          </table:table-cell>
          <table:table-cell table:style-name="ce159"/>
          <table:table-cell table:number-columns-repeated="1016"/>
        </table:table-row>
        <table:table-row table:style-name="ro4">
          <table:table-cell/>
          <table:table-cell table:style-name="ce165" office:value-type="string" calcext:value-type="string">
            <text:p>DSRemoveContact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93" office:value-type="string" calcext:value-type="string">
            <text:p>DTString”userID”</text:p>
          </table:table-cell>
          <table:table-cell table:style-name="ce207" office:value-type="string" calcext:value-type="string">
            <text:p>DTString “contactID”</text:p>
          </table:table-cell>
          <table:table-cell table:style-name="ce206"/>
          <table:table-cell table:style-name="ce159"/>
          <table:table-cell table:number-columns-repeated="1016"/>
        </table:table-row>
        <table:table-row table:style-name="ro3">
          <table:table-cell/>
          <table:table-cell table:style-name="ce165" office:value-type="string" calcext:value-type="string">
            <text:p>DSUserContactList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92" office:value-type="string" calcext:value-type="string">
            <text:p>DTInteger”userID”</text:p>
          </table:table-cell>
          <table:table-cell table:style-name="ce206" office:value-type="string" calcext:value-type="string">
            <text:p>DTSet&lt;DSUserContactInfo&gt;”contactList”</text:p>
          </table:table-cell>
          <table:table-cell table:style-name="ce206"/>
          <table:table-cell table:style-name="ce159"/>
          <table:table-cell table:number-columns-repeated="1016"/>
        </table:table-row>
        <table:table-row table:style-name="ro3">
          <table:table-cell/>
          <table:table-cell table:style-name="ce164" office:value-type="string" calcext:value-type="string">
            <text:p>DSUserContactInfo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Integer”contactID”</text:p>
          </table:table-cell>
          <table:table-cell table:style-name="ce159" office:value-type="string" calcext:value-type="string">
            <text:p>DTString”note”</text:p>
          </table:table-cell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table:style-name="ce166" office:value-type="string" calcext:value-type="string">
            <text:p>DSUserAvatar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8" office:value-type="string" calcext:value-type="string">
            <text:p>DTInteger(when using sessionID) or “”userID” $int userID</text:p>
          </table:table-cell>
          <table:table-cell table:style-name="ce159" office:value-type="string" calcext:value-type="string">
            <text:p>DTString “image” (Base64 encoded)</text:p>
          </table:table-cell>
          <table:table-cell table:style-name="ce159" table:number-columns-repeated="2"/>
          <table:table-cell table:number-columns-repeated="1016"/>
        </table:table-row>
        <table:table-row table:style-name="ro3">
          <table:table-cell/>
          <table:table-cell table:style-name="ce166" office:value-type="string" calcext:value-type="string">
            <text:p>DSUserIDs</text:p>
          </table:table-cell>
          <table:table-cell table:style-name="ce18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string" calcext:value-type="string">
            <text:p>DTSet&lt;DTInteger&lt;int&gt;&gt; “list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3">
          <table:table-cell/>
          <table:table-cell table:style-name="ce162" office:value-type="string" calcext:value-type="string">
            <text:p>DSListOfLists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string&gt; “ListOfLists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RegList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String “name”</text:p>
          </table:table-cell>
          <table:table-cell table:style-name="ce186" office:value-type="string" calcext:value-type="string">
            <text:p>DTString “content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Template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String “templateName”</text:p>
          </table:table-cell>
          <table:table-cell table:style-name="ce159" office:value-type="string" calcext:value-type="string">
            <text:p>DTString “fileName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RegTemplate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86" office:value-type="string" calcext:value-type="string">
            <text:p>DTString “templateName”</text:p>
          </table:table-cell>
          <table:table-cell table:style-name="ce159" office:value-type="string" calcext:value-type="string">
            <text:p>DTString “fileName”</text:p>
          </table:table-cell>
          <table:table-cell table:style-name="ce159" office:value-type="string" calcext:value-type="string">
            <text:p>DTString “content”</text:p>
          </table:table-cell>
          <table:table-cell table:style-name="ce159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TemplateFiles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string" calcext:value-type="string">
            <text:p>DTSet&lt;string&gt; “TemplateFilesList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Templates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string" calcext:value-type="string">
            <text:p>DTSet&lt;string&gt; “TemplatesList”</text:p>
          </table:table-cell>
          <table:table-cell table:style-name="ce159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Gateway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86" office:value-type="string" calcext:value-type="string">
            <text:p>DTString “name”</text:p>
          </table:table-cell>
          <table:table-cell table:style-name="ce159" office:value-type="string" calcext:value-type="string">
            <text:p>DTString “parentFAddress”</text:p>
          </table:table-cell>
          <table:table-cell table:style-name="ce159" office:value-type="string" calcext:value-type="string">
            <text:p>DTString “address”</text:p>
          </table:table-cell>
          <table:table-cell table:style-name="ce159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59" office:value-type="string" calcext:value-type="string">
            <text:p>DSDevice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86" office:value-type="string" calcext:value-type="string">
            <text:p>DTString “name”</text:p>
          </table:table-cell>
          <table:table-cell table:style-name="ce159" office:value-type="string" calcext:value-type="string">
            <text:p>DTString “parentFAddress”</text:p>
          </table:table-cell>
          <table:table-cell table:style-name="ce159" office:value-type="string" calcext:value-type="string">
            <text:p>DTString “address”</text:p>
          </table:table-cell>
          <table:table-cell table:style-name="ce159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59" office:value-type="string" calcext:value-type="string">
            <text:p>DSZoneInfo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String “name”</text:p>
          </table:table-cell>
          <table:table-cell table:style-name="ce159" office:value-type="string" calcext:value-type="string">
            <text:p>DTString “parentFAddress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MoveGateway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6" office:value-type="string" calcext:value-type="string">
            <text:p>DTString “child”</text:p>
          </table:table-cell>
          <table:table-cell table:style-name="ce186" office:value-type="string" calcext:value-type="string">
            <text:p>DTString “parent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67" office:value-type="string" calcext:value-type="string">
            <text:p>DSNewMessage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3~4</text:p>
          </table:table-cell>
          <table:table-cell table:style-name="ce186" office:value-type="string" calcext:value-type="string">
            <text:p>DTInteger “userID”</text:p>
          </table:table-cell>
          <table:table-cell table:style-name="ce159" office:value-type="string" calcext:value-type="string">
            <text:p>DTInteger “sessionID”</text:p>
          </table:table-cell>
          <table:table-cell table:style-name="ce159" office:value-type="string" calcext:value-type="string">
            <text:p>DTString “msg”</text:p>
          </table:table-cell>
          <table:table-cell table:style-name="ce221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68" office:value-type="string" calcext:value-type="string">
            <text:p>DSCheckMessages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SCheckMessageItem&gt; list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68" office:value-type="string" calcext:value-type="string">
            <text:p>DSCheckMessageItem</text:p>
          </table:table-cell>
          <table:table-cell table:style-name="ce178" office:value-type="float" office:value="1" calcext:value-type="float">
            <text:p>1</text:p>
          </table:table-cell>
          <table:table-cell table:style-name="ce178"/>
          <table:table-cell table:style-name="ce194" office:value-type="string" calcext:value-type="string">
            <text:p>DTInteger “sessionID”</text:p>
          </table:table-cell>
          <table:table-cell table:style-name="ce208" office:value-type="string" calcext:value-type="string">
            <text:p>DTInteger “seenID”</text:p>
          </table:table-cell>
          <table:table-cell table:style-name="ce216" office:value-type="string" calcext:value-type="string">
            <text:p>DTInteger “notifiedID”</text:p>
          </table:table-cell>
          <table:table-cell table:style-name="ce159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DSGetMessages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3~4</text:p>
          </table:table-cell>
          <table:table-cell table:style-name="ce195" office:value-type="string" calcext:value-type="string">
            <text:p>DTInteger “userID”</text:p>
          </table:table-cell>
          <table:table-cell table:style-name="ce209" office:value-type="string" calcext:value-type="string">
            <text:p>DTInteger “sessionID”</text:p>
          </table:table-cell>
          <table:table-cell table:style-name="ce159" office:value-type="string" calcext:value-type="string">
            <text:p>DTEnum “type”</text:p>
          </table:table-cell>
          <table:table-cell table:style-name="ce159" office:value-type="string" calcext:value-type="string">
            <text:p>DTString “from”</text:p>
          </table:table-cell>
          <table:table-cell table:style-name="ce159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4"/>
        </table:table-row>
        <table:table-row table:style-name="ro1">
          <table:table-cell/>
          <table:table-cell table:style-name="ce170" office:value-type="string" calcext:value-type="string">
            <text:p>DSMessage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SMessageItem&gt; list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70" office:value-type="string" calcext:value-type="string">
            <text:p>DSMessageItem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4" calcext:value-type="float">
            <text:p>4</text:p>
          </table:table-cell>
          <table:table-cell table:style-name="ce196" office:value-type="string" calcext:value-type="string">
            <text:p>DTInteger “id”</text:p>
          </table:table-cell>
          <table:table-cell table:style-name="ce210" office:value-type="string" calcext:value-type="string">
            <text:p>DTInteger “userID”</text:p>
          </table:table-cell>
          <table:table-cell table:style-name="ce159" office:value-type="string" calcext:value-type="string">
            <text:p>DTString “date”</text:p>
          </table:table-cell>
          <table:table-cell table:style-name="ce222" office:value-type="string" calcext:value-type="string">
            <text:p>DTString “msg”</text:p>
          </table:table-cell>
          <table:table-cell table:style-name="ce225" office:value-type="string" calcext:value-type="string">
            <text:p>DTEnum “type”</text:p>
          </table:table-cell>
          <table:table-cell table:number-columns-repeated="1015"/>
        </table:table-row>
        <table:table-row table:style-name="ro1">
          <table:table-cell/>
          <table:table-cell table:style-name="ce171" office:value-type="string" calcext:value-type="string">
            <text:p>DSChatUserData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2~4</text:p>
          </table:table-cell>
          <table:table-cell table:style-name="ce197" office:value-type="string" calcext:value-type="string">
            <text:p>DTEnum “reachState”</text:p>
          </table:table-cell>
          <table:table-cell table:style-name="ce159" office:value-type="string" calcext:value-type="string">
            <text:p>DTEnum “status”</text:p>
          </table:table-cell>
          <table:table-cell table:style-name="ce217" office:value-type="string" calcext:value-type="string">
            <text:p>DTEnum “customStatusIcon” [op]</text:p>
          </table:table-cell>
          <table:table-cell table:style-name="ce159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2">
          <table:table-cell/>
          <table:table-cell table:style-name="ce172" office:value-type="string" calcext:value-type="string">
            <text:p>DSChangeUserState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string" calcext:value-type="string">
            <text:p>1~3</text:p>
          </table:table-cell>
          <table:table-cell table:style-name="ce198" office:value-type="string" calcext:value-type="string">
            <text:p>DTInteger “userID”</text:p>
          </table:table-cell>
          <table:table-cell table:style-name="ce211" office:value-type="string" calcext:value-type="string">
            <text:p>DTEnum “status”</text:p>
          </table:table-cell>
          <table:table-cell table:style-name="ce218" office:value-type="string" calcext:value-type="string">
            <text:p>DTEnum “customStatusIcon” [op]</text:p>
          </table:table-cell>
          <table:table-cell table:style-name="ce223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73" office:value-type="string" calcext:value-type="string">
            <text:p>DSAddUserSe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99" office:value-type="string" calcext:value-type="string">
            <text:p>DTInteger “userID”</text:p>
          </table:table-cell>
          <table:table-cell table:style-name="ce212" office:value-type="string" calcext:value-type="string">
            <text:p>DTInteger “sessionID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74" office:value-type="string" calcext:value-type="string">
            <text:p>DSSessionList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97" office:value-type="string" calcext:value-type="string">
            <text:p>DTSet&lt;DTInteger&gt; “list”</text:p>
          </table:table-cell>
          <table:table-cell table:style-name="ce159" table:number-columns-repeated="3"/>
          <table:table-cell table:number-columns-repeated="1016"/>
        </table:table-row>
        <table:table-row table:style-name="ro1">
          <table:table-cell/>
          <table:table-cell table:style-name="ce175" office:value-type="string" calcext:value-type="string">
            <text:p>DSSe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200" office:value-type="string" calcext:value-type="string">
            <text:p>DTInteger “id”</text:p>
          </table:table-cell>
          <table:table-cell table:style-name="ce213" office:value-type="string" calcext:value-type="string">
            <text:p>DTString “creationDate”</text:p>
          </table:table-cell>
          <table:table-cell table:style-name="ce159" table:number-columns-repeated="2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See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201" office:value-type="string" calcext:value-type="string">
            <text:p>DTInteger “userID”</text:p>
          </table:table-cell>
          <table:table-cell table:style-name="ce214" office:value-type="string" calcext:value-type="string">
            <text:p>DTInteger “sessionID”</text:p>
          </table:table-cell>
          <table:table-cell table:style-name="ce219" office:value-type="string" calcext:value-type="string">
            <text:p>DTInteger “seenID”</text:p>
          </table:table-cell>
          <table:table-cell table:style-name="ce159"/>
          <table:table-cell table:number-columns-repeated="1016"/>
        </table:table-row>
        <table:table-row table:style-name="ro1">
          <table:table-cell/>
          <table:table-cell table:style-name="ce176" office:value-type="string" calcext:value-type="string">
            <text:p>DSChangeUserReachState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2" calcext:value-type="float">
            <text:p>2</text:p>
          </table:table-cell>
          <table:table-cell table:style-name="ce202" office:value-type="string" calcext:value-type="string">
            <text:p>DTInteger “userID”</text:p>
          </table:table-cell>
          <table:table-cell table:style-name="ce215" office:value-type="string" calcext:value-type="string">
            <text:p>DTEnum “status”</text:p>
          </table:table-cell>
          <table:table-cell table:style-name="ce220"/>
          <table:table-cell table:style-name="ce224"/>
          <table:table-cell table:number-columns-repeated="1016"/>
        </table:table-row>
        <table:table-row table:style-name="ro5">
          <table:table-cell/>
          <table:table-cell table:style-name="ce159" office:value-type="string" calcext:value-type="string">
            <text:p>DSListUserID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6" office:value-type="string" calcext:value-type="string">
            <text:p>DTSet&lt;DTInteger&gt; “list”</text:p>
          </table:table-cell>
          <table:table-cell table:style-name="ce159" table:number-columns-repeated="3"/>
          <table:table-cell table:number-columns-repeated="1016"/>
        </table:table-row>
        <table:table-row table:style-name="ro1" table:number-rows-repeated="35">
          <table:table-cell/>
          <table:table-cell table:style-name="ce159"/>
          <table:table-cell table:style-name="ce178" table:number-columns-repeated="2"/>
          <table:table-cell table:style-name="ce186"/>
          <table:table-cell table:style-name="ce159" table:number-columns-repeated="3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69:DTStructs.C104 DTStructs.B37:DTStructs.B55 DTStructs.B69:DTStructs.B104 DTStructs.D60:DTStructs.H60 DTStructs.D58:DTStructs.D59 DTStructs.G59:DTStructs.I59 DTStructs.D65:DTStructs.H65 DTStructs.D61:DTStructs.E61 DTStructs.G61:DTStructs.G61 DTStructs.H20:DTStructs.H55 DTStructs.H57:DTStructs.H58 DTStructs.D62:DTStructs.F62 DTStructs.H62:DTStructs.H63 DTStructs.D63:DTStructs.D64 DTStructs.G64:DTStructs.H64 DTStructs.D69:DTStructs.H104 DTStructs.D66:DTStructs.D67 DTStructs.G66:DTStructs.H66 DTStructs.D20:DTStructs.G31 DTStructs.D13:DTStructs.D13 DTStructs.F13:DTStructs.G13 DTStructs.B2:DTStructs.C17 DTStructs.H2:DTStructs.H17 DTStructs.D14:DTStructs.G17 DTStructs.D37:DTStructs.G57 DTStructs.B32:DTStructs.D32 DTStructs.G32:DTStructs.G32 DTStructs.H67:DTStructs.H67 DTStructs.C37:DTStructs.C67 DTStructs.B67:DTStructs.B67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6:DTStructs.B56">
            <calcext:condition calcext:apply-style-name="r2" calcext:value="formula-is(ISODD(ROW()))" calcext:base-cell-address="DTStructs.B56"/>
          </calcext:conditional-format>
          <calcext:conditional-format calcext:target-range-address="DTStructs.B56:DTStructs.B56">
            <calcext:condition calcext:apply-style-name="r1" calcext:value="formula-is(ISEVEN(ROW()))" calcext:base-cell-address="DTStructs.B56"/>
          </calcext:conditional-format>
          <calcext:conditional-format calcext:target-range-address="DTStructs.B57:DTStructs.B58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8">
            <calcext:condition calcext:apply-style-name="r1" calcext:value="formula-is(ISEVEN(ROW()))" calcext:base-cell-address="DTStructs.B57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1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1">
            <calcext:condition calcext:apply-style-name="r1" calcext:value="formula-is(ISEVEN(ROW()))" calcext:base-cell-address="DTStructs.B60"/>
          </calcext:conditional-format>
          <calcext:conditional-format calcext:target-range-address="DTStructs.B62:DTStructs.B62">
            <calcext:condition calcext:apply-style-name="r2" calcext:value="formula-is(ISODD(ROW()))" calcext:base-cell-address="DTStructs.B62"/>
          </calcext:conditional-format>
          <calcext:conditional-format calcext:target-range-address="DTStructs.B62:DTStructs.B62">
            <calcext:condition calcext:apply-style-name="r1" calcext:value="formula-is(ISEVEN(ROW()))" calcext:base-cell-address="DTStructs.B62"/>
          </calcext:conditional-format>
          <calcext:conditional-format calcext:target-range-address="DTStructs.B63:DTStructs.B63">
            <calcext:condition calcext:apply-style-name="r2" calcext:value="formula-is(ISODD(ROW()))" calcext:base-cell-address="DTStructs.B63"/>
          </calcext:conditional-format>
          <calcext:conditional-format calcext:target-range-address="DTStructs.B63:DTStructs.B63">
            <calcext:condition calcext:apply-style-name="r1" calcext:value="formula-is(ISEVEN(ROW()))" calcext:base-cell-address="DTStructs.B63"/>
          </calcext:conditional-format>
          <calcext:conditional-format calcext:target-range-address="DTStructs.B64:DTStructs.B64">
            <calcext:condition calcext:apply-style-name="r2" calcext:value="formula-is(ISODD(ROW()))" calcext:base-cell-address="DTStructs.B64"/>
          </calcext:conditional-format>
          <calcext:conditional-format calcext:target-range-address="DTStructs.B64:DTStructs.B64">
            <calcext:condition calcext:apply-style-name="r1" calcext:value="formula-is(ISEVEN(ROW()))" calcext:base-cell-address="DTStructs.B64"/>
          </calcext:conditional-format>
          <calcext:conditional-format calcext:target-range-address="DTStructs.B65:DTStructs.B65">
            <calcext:condition calcext:apply-style-name="r2" calcext:value="formula-is(ISODD(ROW()))" calcext:base-cell-address="DTStructs.B65"/>
          </calcext:conditional-format>
          <calcext:conditional-format calcext:target-range-address="DTStructs.B65:DTStructs.B65">
            <calcext:condition calcext:apply-style-name="r1" calcext:value="formula-is(ISEVEN(ROW()))" calcext:base-cell-address="DTStructs.B65"/>
          </calcext:conditional-format>
          <calcext:conditional-format calcext:target-range-address="DTStructs.B66:DTStructs.B66">
            <calcext:condition calcext:apply-style-name="r2" calcext:value="formula-is(ISODD(ROW()))" calcext:base-cell-address="DTStructs.B66"/>
          </calcext:conditional-format>
          <calcext:conditional-format calcext:target-range-address="DTStructs.B66:DTStructs.B66">
            <calcext:condition calcext:apply-style-name="r1" calcext:value="formula-is(ISEVEN(ROW()))" calcext:base-cell-address="DTStructs.B66"/>
          </calcext:conditional-format>
          <calcext:conditional-format calcext:target-range-address="DTStructs.F59:DTStructs.F59">
            <calcext:condition calcext:apply-style-name="r2" calcext:value="formula-is(ISODD(ROW()))" calcext:base-cell-address="DTStructs.F59"/>
            <calcext:condition calcext:apply-style-name="r1" calcext:value="formula-is(ISEVEN(ROW()))" calcext:base-cell-address="DTStructs.F59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H61:DTStructs.H61">
            <calcext:condition calcext:apply-style-name="r2" calcext:value="formula-is(ISODD(ROW()))" calcext:base-cell-address="DTStructs.H61"/>
            <calcext:condition calcext:apply-style-name="r1" calcext:value="formula-is(ISEVEN(ROW()))" calcext:base-cell-address="DTStructs.H61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I61:DTStructs.I61">
            <calcext:condition calcext:apply-style-name="r2" calcext:value="formula-is(ISODD(ROW()))" calcext:base-cell-address="DTStructs.I61"/>
            <calcext:condition calcext:apply-style-name="r1" calcext:value="formula-is(ISEVEN(ROW()))" calcext:base-cell-address="DTStructs.I61"/>
          </calcext:conditional-format>
          <calcext:conditional-format calcext:target-range-address="DTStructs.G62:DTStructs.G62">
            <calcext:condition calcext:apply-style-name="r2" calcext:value="formula-is(ISODD(ROW()))" calcext:base-cell-address="DTStructs.G62"/>
            <calcext:condition calcext:apply-style-name="r1" calcext:value="formula-is(ISEVEN(ROW()))" calcext:base-cell-address="DTStructs.G62"/>
          </calcext:conditional-format>
          <calcext:conditional-format calcext:target-range-address="DTStructs.F63:DTStructs.F63 DTStructs.H63:DTStructs.H63">
            <calcext:condition calcext:apply-style-name="r2" calcext:value="formula-is(ISODD(ROW()))" calcext:base-cell-address="DTStructs.F63"/>
            <calcext:condition calcext:apply-style-name="r1" calcext:value="formula-is(ISEVEN(ROW()))" calcext:base-cell-address="DTStructs.F63"/>
          </calcext:conditional-format>
          <calcext:conditional-format calcext:target-range-address="DTStructs.G63:DTStructs.G63">
            <calcext:condition calcext:apply-style-name="r2" calcext:value="formula-is(ISODD(ROW()))" calcext:base-cell-address="DTStructs.G63"/>
            <calcext:condition calcext:apply-style-name="r1" calcext:value="formula-is(ISEVEN(ROW()))" calcext:base-cell-address="DTStructs.G63"/>
          </calcext:conditional-format>
          <calcext:conditional-format calcext:target-range-address="DTStructs.E64:DTStructs.F64">
            <calcext:condition calcext:apply-style-name="r2" calcext:value="formula-is(ISODD(ROW()))" calcext:base-cell-address="DTStructs.E64"/>
            <calcext:condition calcext:apply-style-name="r1" calcext:value="formula-is(ISEVEN(ROW()))" calcext:base-cell-address="DTStructs.E64"/>
          </calcext:conditional-format>
          <calcext:conditional-format calcext:target-range-address="DTStructs.E66:DTStructs.E66">
            <calcext:condition calcext:apply-style-name="r2" calcext:value="formula-is(ISODD(ROW()))" calcext:base-cell-address="DTStructs.E66"/>
            <calcext:condition calcext:apply-style-name="r1" calcext:value="formula-is(ISEVEN(ROW()))" calcext:base-cell-address="DTStructs.E66"/>
          </calcext:conditional-format>
          <calcext:conditional-format calcext:target-range-address="DTStructs.F66:DTStructs.F66">
            <calcext:condition calcext:apply-style-name="r2" calcext:value="formula-is(ISODD(ROW()))" calcext:base-cell-address="DTStructs.F66"/>
            <calcext:condition calcext:apply-style-name="r1" calcext:value="formula-is(ISEVEN(ROW()))" calcext:base-cell-address="DTStructs.F66"/>
          </calcext:conditional-format>
          <calcext:conditional-format calcext:target-range-address="DTStructs.E58:DTStructs.E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F58:DTStructs.F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G58:DTStructs.G58">
            <calcext:condition calcext:apply-style-name="r2" calcext:value="formula-is(ISODD(ROW()))" calcext:base-cell-address="DTStructs.G58"/>
            <calcext:condition calcext:apply-style-name="r1" calcext:value="formula-is(ISEVEN(ROW()))" calcext:base-cell-address="DTStructs.G58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7:DTStructs.C39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C33:DTStructs.G34 DTStructs.B33:DTStructs.B33 DTStructs.B35:DTStructs.B36 DTStructs.C36:DTStructs.G36 DTStructs.C35:DTStructs.D35 DTStructs.G35:DTStructs.G35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7:DTStructs.F67">
            <calcext:condition calcext:apply-style-name="r2" calcext:value="formula-is(ISODD(ROW()))" calcext:base-cell-address="DTStructs.E67"/>
            <calcext:condition calcext:apply-style-name="r1" calcext:value="formula-is(ISEVEN(ROW()))" calcext:base-cell-address="DTStructs.E67"/>
          </calcext:conditional-format>
          <calcext:conditional-format calcext:target-range-address="DTStructs.G67:DTStructs.G67">
            <calcext:condition calcext:apply-style-name="r2" calcext:value="formula-is(ISODD(ROW()))" calcext:base-cell-address="DTStructs.G67"/>
            <calcext:condition calcext:apply-style-name="r1" calcext:value="formula-is(ISEVEN(ROW()))" calcext:base-cell-address="DTStructs.G67"/>
          </calcext:conditional-format>
          <calcext:conditional-format calcext:target-range-address="DTStructs.E59:DTStructs.E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3:DTStructs.E63">
            <calcext:condition calcext:apply-style-name="r2" calcext:value="formula-is(ISODD(ROW()))" calcext:base-cell-address="DTStructs.E63"/>
            <calcext:condition calcext:apply-style-name="r1" calcext:value="formula-is(ISEVEN(ROW()))" calcext:base-cell-address="DTStructs.E63"/>
          </calcext:conditional-format>
          <calcext:conditional-format calcext:target-range-address="DTStructs.C68:DTStructs.D68 DTStructs.H68:DTStructs.H68 DTStructs.E61:DTStructs.E68">
            <calcext:condition calcext:apply-style-name="r2" calcext:value="formula-is(ISODD(ROW()))" calcext:base-cell-address="DTStructs.C61"/>
            <calcext:condition calcext:apply-style-name="r1" calcext:value="formula-is(ISEVEN(ROW()))" calcext:base-cell-address="DTStructs.C61"/>
          </calcext:conditional-format>
          <calcext:conditional-format calcext:target-range-address="DTStructs.B68:DTStructs.B68">
            <calcext:condition calcext:apply-style-name="r2" calcext:value="formula-is(ISODD(ROW()))" calcext:base-cell-address="DTStructs.B68"/>
          </calcext:conditional-format>
          <calcext:conditional-format calcext:target-range-address="DTStructs.B68:DTStructs.B68">
            <calcext:condition calcext:apply-style-name="r1" calcext:value="formula-is(ISEVEN(ROW()))" calcext:base-cell-address="DTStructs.B68"/>
          </calcext:conditional-format>
          <calcext:conditional-format calcext:target-range-address="DTStructs.F68:DTStructs.F68 DTStructs.H68:DTStructs.H68">
            <calcext:condition calcext:apply-style-name="r2" calcext:value="formula-is(ISODD(ROW()))" calcext:base-cell-address="DTStructs.F68"/>
            <calcext:condition calcext:apply-style-name="r1" calcext:value="formula-is(ISEVEN(ROW()))" calcext:base-cell-address="DTStructs.F68"/>
          </calcext:conditional-format>
          <calcext:conditional-format calcext:target-range-address="DTStructs.G68:DTStructs.G68">
            <calcext:condition calcext:apply-style-name="r2" calcext:value="formula-is(ISODD(ROW()))" calcext:base-cell-address="DTStructs.G68"/>
            <calcext:condition calcext:apply-style-name="r1" calcext:value="formula-is(ISEVEN(ROW()))" calcext:base-cell-address="DTStructs.G68"/>
          </calcext:conditional-format>
          <calcext:conditional-format calcext:target-range-address="DTStructs.E68:DTStructs.E68">
            <calcext:condition calcext:apply-style-name="r2" calcext:value="formula-is(ISODD(ROW()))" calcext:base-cell-address="DTStructs.E68"/>
            <calcext:condition calcext:apply-style-name="r1" calcext:value="formula-is(ISEVEN(ROW()))" calcext:base-cell-address="DTStructs.E68"/>
          </calcext:conditional-format>
          <calcext:conditional-format calcext:target-range-address="DTStructs.E35:DTStructs.E35">
            <calcext:condition calcext:apply-style-name="r2" calcext:value="formula-is(ISODD(ROW()))" calcext:base-cell-address="DTStructs.E35"/>
            <calcext:condition calcext:apply-style-name="r1" calcext:value="formula-is(ISEVEN(ROW()))" calcext:base-cell-address="DTStructs.E35"/>
          </calcext:conditional-format>
          <calcext:conditional-format calcext:target-range-address="DTStructs.F35:DTStructs.F35">
            <calcext:condition calcext:apply-style-name="r2" calcext:value="formula-is(ISODD(ROW()))" calcext:base-cell-address="DTStructs.F35"/>
            <calcext:condition calcext:apply-style-name="r1" calcext:value="formula-is(ISEVEN(ROW()))" calcext:base-cell-address="DTStructs.F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loext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1:16:36.576992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9-07T12:03:51.188439866</dc:date>
    <meta:editing-duration>P3DT6H29M20S</meta:editing-duration>
    <meta:editing-cycles>47</meta:editing-cycles>
    <meta:generator>LibreOffice/5.1.4.2$Linux_X86_64 LibreOffice_project/10m0$Build-2</meta:generator>
    <meta:document-statistic meta:table-count="2" meta:cell-count="845" meta:object-count="0"/>
  </office:meta>
</office:document-meta>
</file>